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0.766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>
      <style:table-cell-properties fo:background-color="#a1467e"/>
      <style:text-properties fo:color="#ffffff"/>
    </style:style>
    <style:style style:name="ce3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15846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a1467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a1467e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#a1467e" fo:border-left="0.06pt solid #000000" fo:border-right="none" fo:border-top="none"/>
      <style:text-properties fo:color="#ffffff"/>
    </style:style>
    <style:style style:name="ce20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50" style:family="table-cell" style:parent-style-name="Default" style:data-style-name="N11">
      <style:table-cell-properties fo:border-bottom="none" fo:background-color="transparent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7b59" fo:border-left="0.06pt solid #000000" fo:border-right="none" fo:border-top="none"/>
    </style:style>
    <style:style style:name="ce54" style:family="table-cell" style:parent-style-name="Default" style:data-style-name="N11">
      <style:table-cell-properties fo:border-bottom="0.06pt solid #000000" fo:background-color="transparent" fo:border-left="0.06pt solid #000000" fo:border-right="none" fo:border-top="none"/>
    </style:style>
    <style:style style:name="ce23" style:family="table-cell" style:parent-style-name="Default" style:data-style-name="N11">
      <style:table-cell-properties fo:border-bottom="none" fo:border-left="0.06pt solid #000000" fo:border-right="none" fo:border-top="0.06pt solid #000000"/>
    </style:style>
    <style:style style:name="ce22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ackground-color="#ff7b59"/>
    </style:style>
    <style:style style:name="ce63" style:family="table-cell" style:parent-style-name="Default" style:data-style-name="N11">
      <style:table-cell-properties fo:border-bottom="0.06pt solid #000000" fo:background-color="transparent" fo:border-left="none" fo:border-right="none" fo:border-top="none"/>
    </style:style>
    <style:style style:name="ce62" style:family="table-cell" style:parent-style-name="Default" style:data-style-name="N11">
      <style:table-cell-properties fo:background-color="transparent"/>
    </style:style>
    <style:style style:name="ce65" style:family="table-cell" style:parent-style-name="Default" style:data-style-name="N11">
      <style:table-cell-properties fo:border-bottom="none" fo:background-color="transparent" fo:border-left="none" fo:border-right="none" fo:border-top="0.06pt solid #000000"/>
    </style:style>
    <style:style style:name="ce31" style:family="table-cell" style:parent-style-name="Default" style:data-style-name="N99">
      <style:table-cell-properties fo:background-color="#a1467e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27"/>
        <table:table-column table:style-name="co8" table:number-columns-repeated="3" table:default-cell-style-name="Default"/>
        <table:table-column table:style-name="co8" table:default-cell-style-name="ce27"/>
        <table:table-column table:style-name="co8" table:number-columns-repeated="3" table:default-cell-style-name="Default"/>
        <table:table-column table:style-name="co8" table:default-cell-style-name="ce27"/>
        <table:table-column table:style-name="co8" table:number-columns-repeated="1004" table:default-cell-style-name="Default"/>
        <table:table-row table:style-name="ro1">
          <table:table-cell table:style-name="ce2" table:number-columns-repeated="11"/>
          <table:table-cell table:style-name="ce19"/>
          <table:table-cell table:style-name="ce2" table:number-columns-repeated="3"/>
          <table:table-cell table:style-name="ce19"/>
          <table:table-cell table:style-name="ce2" table:number-columns-repeated="3"/>
          <table:table-cell table:style-name="ce19"/>
          <table:table-cell table:style-name="ce2" table:number-columns-repeated="1004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decided%</text:p>
          </table:table-cell>
          <table:table-cell table:style-name="ce19" office:value-type="string" calcext:value-type="string">
            <text:p>pos%</text:p>
          </table:table-cell>
          <table:table-cell table:style-name="ce2" table:number-columns-repeated="3"/>
          <table:table-cell table:style-name="ce19" office:value-type="string" calcext:value-type="string">
            <text:p>neg%</text:p>
          </table:table-cell>
          <table:table-cell table:style-name="ce2" table:number-columns-repeated="3"/>
          <table:table-cell table:style-name="ce19" office:value-type="string" calcext:value-type="string">
            <text:p>correct%</text:p>
          </table:table-cell>
          <table:table-cell table:style-name="ce2" office:value-type="string" calcext:value-type="string">
            <text:p>wrong%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hrs</text:p>
          </table:table-cell>
          <table:table-cell table:style-name="ce2" office:value-type="string" calcext:value-type="string">
            <text:p>TS</text:p>
          </table:table-cell>
          <table:table-cell table:style-name="ce2" office:value-type="string" calcext:value-type="string">
            <text:p>BTC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#peers</text:p>
          </table:table-cell>
          <table:table-cell table:style-name="ce2" office:value-type="string" calcext:value-type="string">
            <text:p>#ca_max</text:p>
          </table:table-cell>
          <table:table-cell table:style-name="ce2" office:value-type="string" calcext:value-type="string">
            <text:p>#cands</text:p>
          </table:table-cell>
          <table:table-cell table:style-name="ce2" office:value-type="string" calcext:value-type="string">
            <text:p>Algo</text:p>
          </table:table-cell>
          <table:table-cell table:style-name="ce2"/>
          <table:table-cell table:style-name="ce19"/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unknown</text:p>
          </table:table-cell>
          <table:table-cell table:style-name="ce19"/>
          <table:table-cell table:style-name="ce31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unknown</text:p>
          </table:table-cell>
          <table:table-cell table:style-name="ce19"/>
          <table:table-cell table:style-name="ce2" table:number-columns-repeated="1004"/>
        </table:table-row>
        <table:table-row table:style-name="ro1"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4" office:value-type="float" office:value="18" calcext:value-type="float" table:number-columns-spanned="1" table:number-rows-spanned="4">
            <text:p>18</text:p>
          </table:table-cell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4" office:value-type="float" office:value="120" calcext:value-type="float" table:number-columns-spanned="1" table:number-rows-spanned="4">
            <text:p>120</text:p>
          </table:table-cell>
          <table:table-cell table:style-name="ce4" office:value-type="float" office:value="40" calcext:value-type="float" table:number-columns-spanned="1" table:number-rows-spanned="4">
            <text:p>40</text:p>
          </table:table-cell>
          <table:table-cell table:style-name="ce8" office:value-type="string" calcext:value-type="string" table:number-columns-spanned="1" table:number-rows-spanned="4">
            <text:p>LA-1</text:p>
          </table:table-cell>
          <table:table-cell table:style-name="ce14" office:value-type="float" office:value="4629" calcext:value-type="float" table:number-columns-spanned="1" table:number-rows-spanned="4">
            <text:p>4629</text:p>
          </table:table-cell>
          <table:table-cell table:style-name="ce14" table:formula="of:=COMBIN([.G4];2)" office:value-type="float" office:value="10711506" calcext:value-type="float" table:number-columns-spanned="1" table:number-rows-spanned="4">
            <text:p>10711506</text:p>
          </table:table-cell>
          <table:table-cell table:style-name="ce4" table:formula="of:=['file:///home/lit/Nextcloud/Uni/Bac/measurements/ms_2020-10-18b_10h_ts120s_btc40m_reeval/Evaluation.ods'#$Stats.B3]" office:value-type="float" office:value="182258" calcext:value-type="float" table:number-columns-spanned="1" table:number-rows-spanned="4">
            <text:p>182258</text:p>
          </table:table-cell>
          <table:table-cell office:value-type="string" calcext:value-type="string">
            <text:p>Starke</text:p>
          </table:table-cell>
          <table:table-cell table:style-name="ce16" table:formula="of:=['file:///home/lit/Nextcloud/Uni/Bac/measurements/ms_2020-10-18b_10h_ts120s_btc40m_reeval/Evaluation.ods'#$Stats.C4]" office:value-type="percentage" office:value="0.988461411844748" calcext:value-type="percentage">
            <text:p>98.85%</text:p>
          </table:table-cell>
          <table:table-cell table:style-name="ce20" table:formula="of:=['file:///home/lit/Nextcloud/Uni/Bac/measurements/ms_2020-10-18b_10h_ts120s_btc40m_reeval/Evaluation.ods'#$Stats.D4]" office:value-type="percentage" office:value="0.0769019741245926" calcext:value-type="percentage">
            <text:p>7.69%</text:p>
          </table:table-cell>
          <table:table-cell table:style-name="ce16" table:formula="of:=['file:///home/lit/Nextcloud/Uni/Bac/measurements/ms_2020-10-18b_10h_ts120s_btc40m_reeval/Evaluation.ods'#$Stats.F4]" office:value-type="percentage" office:value="0.534317922374429" calcext:value-type="percentage">
            <text:p>53.43%</text:p>
          </table:table-cell>
          <table:table-cell table:style-name="ce62" table:formula="of:=['file:///home/lit/Nextcloud/Uni/Bac/measurements/ms_2020-10-18b_10h_ts120s_btc40m_reeval/Evaluation.ods'#$Stats.E4]" office:value-type="percentage" office:value="0.00684931506849315" calcext:value-type="percentage">
            <text:p>0.68%</text:p>
          </table:table-cell>
          <table:table-cell table:style-name="ce16" table:formula="of:=['file:///home/lit/Nextcloud/Uni/Bac/measurements/ms_2020-10-18b_10h_ts120s_btc40m_reeval/Evaluation.ods'#$Stats.G4]" office:value-type="percentage" office:value="0.458832762557078" calcext:value-type="percentage">
            <text:p>45.88%</text:p>
          </table:table-cell>
          <table:table-cell table:style-name="ce20" table:formula="of:=['file:///home/lit/Nextcloud/Uni/Bac/measurements/ms_2020-10-18b_10h_ts120s_btc40m_reeval/Evaluation.ods'#$Stats.J4]" office:value-type="percentage" office:value="0.911559437720155" calcext:value-type="percentage">
            <text:p>91.16%</text:p>
          </table:table-cell>
          <table:table-cell table:style-name="ce16" table:formula="of:=['file:///home/lit/Nextcloud/Uni/Bac/measurements/ms_2020-10-18b_10h_ts120s_btc40m_reeval/Evaluation.ods'#$Stats.L4]" office:value-type="percentage" office:value="0.000084266788652875" calcext:value-type="percentage">
            <text:p>0.01%</text:p>
          </table:table-cell>
          <table:table-cell table:style-name="ce16" table:formula="of:=['file:///home/lit/Nextcloud/Uni/Bac/measurements/ms_2020-10-18b_10h_ts120s_btc40m_reeval/Evaluation.ods'#$Stats.K4]" office:value-type="percentage" office:value="0.654927500466477" calcext:value-type="percentage">
            <text:p>65.49%</text:p>
          </table:table-cell>
          <table:table-cell table:style-name="ce16" table:formula="of:=['file:///home/lit/Nextcloud/Uni/Bac/measurements/ms_2020-10-18b_10h_ts120s_btc40m_reeval/Evaluation.ods'#$Stats.M4]" office:value-type="percentage" office:value="0.34498823274487" calcext:value-type="percentage">
            <text:p>34.50%</text:p>
          </table:table-cell>
          <table:table-cell table:style-name="ce20" table:formula="of:=([.N4]+[.R4])/2" office:value-type="percentage" office:value="0.330888407767485" calcext:value-type="percentage">
            <text:p>33.09%</text:p>
          </table:table-cell>
          <table:table-cell table:style-name="ce16" table:formula="of:=([.Q4]+[.M4])/2" office:value-type="percentage" office:value="0.267201094581541" calcext:value-type="percentage">
            <text:p>26.72%</text:p>
          </table:table-cell>
          <table:table-cell office:value-type="string" calcext:value-type="string">
            <text:p>A</text:p>
          </table:table-cell>
          <table:table-cell table:number-columns-repeated="1002"/>
        </table:table-row>
        <table:table-row table:style-name="ro1">
          <table:covered-table-cell table:number-columns-repeated="9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0-18b_10h_ts120s_btc40m_reeval/Evaluation.ods'#$Stats.C8]" office:value-type="percentage" office:value="0.64373580309232" calcext:value-type="percentage">
            <text:p>64.37%</text:p>
          </table:table-cell>
          <table:table-cell table:style-name="ce50" table:formula="of:=['file:///home/lit/Nextcloud/Uni/Bac/measurements/ms_2020-10-18b_10h_ts120s_btc40m_reeval/Evaluation.ods'#$Stats.D8]" office:value-type="percentage" office:value="0.00060354003665134" calcext:value-type="percentage">
            <text:p>0.06%</text:p>
          </table:table-cell>
          <table:table-cell table:style-name="ce13" table:number-columns-repeated="3"/>
          <table:table-cell table:style-name="ce20" table:formula="of:=['file:///home/lit/Nextcloud/Uni/Bac/measurements/ms_2020-10-18b_10h_ts120s_btc40m_reeval/Evaluation.ods'#$Stats.J8]" office:value-type="percentage" office:value="0.643132263055668" calcext:value-type="percentage">
            <text:p>64.31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9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0-18b_10h_ts120s_btc40m_reeval/Evaluation.ods'#$Stats.C12]" office:value-type="percentage" office:value="0.402358195525025" calcext:value-type="percentage">
            <text:p>40.24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0-18b_10h_ts120s_btc40m_reeval/Evaluation.ods'#$Stats.J12]" office:value-type="percentage" office:value="0.402358195525025" calcext:value-type="percentage">
            <text:p>40.24%</text:p>
          </table:table-cell>
          <table:table-cell table:style-name="ce16" table:formula="of:=['file:///home/lit/Nextcloud/Uni/Bac/measurements/ms_2020-10-18b_10h_ts120s_btc40m_reeval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0-18b_10h_ts120s_btc40m_reeval/Evaluation.ods'#$Stats.K12]" office:value-type="percentage" office:value="0.999618180082637" calcext:value-type="percentage">
            <text:p>99.96%</text:p>
          </table:table-cell>
          <table:table-cell table:style-name="ce16" table:formula="of:=['file:///home/lit/Nextcloud/Uni/Bac/measurements/ms_2020-10-18b_10h_ts120s_btc40m_reeval/Evaluation.ods'#$Stats.M12]" office:value-type="percentage" office:value="0.000381819917363261" calcext:value-type="percentage">
            <text:p>0.04%</text:p>
          </table:table-cell>
          <table:table-cell table:style-name="ce20" table:formula="of:=([.N6]+[.R6])/2" office:value-type="percentage" office:value="0.499809090041319" calcext:value-type="percentage">
            <text:p>49.98%</text:p>
          </table:table-cell>
          <table:table-cell table:style-name="ce16" table:formula="of:=([.Q6]+[.M6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9" table:style-name="ce25"/>
          <table:table-cell table:style-name="ce25" office:value-type="string" calcext:value-type="string">
            <text:p>non-Bitcoin</text:p>
          </table:table-cell>
          <table:table-cell table:style-name="ce17" table:formula="of:=['file:///home/lit/Nextcloud/Uni/Bac/measurements/ms_2020-10-18b_10h_ts120s_btc40m_reeval/Evaluation.ods'#$Stats.C14]" office:value-type="percentage" office:value="0.434016613811191" calcext:value-type="percentage">
            <text:p>43.40%</text:p>
          </table:table-cell>
          <table:table-cell table:style-name="ce54" table:formula="of:=['file:///home/lit/Nextcloud/Uni/Bac/measurements/ms_2020-10-18b_10h_ts120s_btc40m_reeval/Evaluation.ods'#$Stats.D14]" office:value-type="percentage" office:value="0.000757168409617136" calcext:value-type="percentage">
            <text:p>0.08%</text:p>
          </table:table-cell>
          <table:table-cell table:style-name="ce63" table:formula="of:=['file:///home/lit/Nextcloud/Uni/Bac/measurements/ms_2020-10-18b_10h_ts120s_btc40m_reeval/Evaluation.ods'#$Stats.E14]" office:value-type="percentage" office:value="0.797101449275362" calcext:value-type="percentage">
            <text:p>79.71%</text:p>
          </table:table-cell>
          <table:table-cell table:style-name="ce63" table:formula="of:=['file:///home/lit/Nextcloud/Uni/Bac/measurements/ms_2020-10-18b_10h_ts120s_btc40m_reeval/Evaluation.ods'#$Stats.F14]" office:value-type="percentage" office:value="0" calcext:value-type="percentage">
            <text:p>0.00%</text:p>
          </table:table-cell>
          <table:table-cell table:style-name="ce63" table:formula="of:=['file:///home/lit/Nextcloud/Uni/Bac/measurements/ms_2020-10-18b_10h_ts120s_btc40m_reeval/Evaluation.ods'#$Stats.G14]" office:value-type="percentage" office:value="0.202898550724638" calcext:value-type="percentage">
            <text:p>20.29%</text:p>
          </table:table-cell>
          <table:table-cell table:style-name="ce22" table:formula="of:=['file:///home/lit/Nextcloud/Uni/Bac/measurements/ms_2020-10-18b_10h_ts120s_btc40m_reeval/Evaluation.ods'#$Stats.J14]" office:value-type="percentage" office:value="0.433259445401574" calcext:value-type="percentage">
            <text:p>43.33%</text:p>
          </table:table-cell>
          <table:table-cell table:style-name="ce17" table:formula="of:=['file:///home/lit/Nextcloud/Uni/Bac/measurements/ms_2020-10-18b_10h_ts120s_btc40m_reeval/Evaluation.ods'#$Stats.L14]" office:value-type="percentage" office:value="0" calcext:value-type="percentage">
            <text:p>0.00%</text:p>
          </table:table-cell>
          <table:table-cell table:style-name="ce17" table:formula="of:=['file:///home/lit/Nextcloud/Uni/Bac/measurements/ms_2020-10-18b_10h_ts120s_btc40m_reeval/Evaluation.ods'#$Stats.K14]" office:value-type="percentage" office:value="1" calcext:value-type="percentage">
            <text:p>100.00%</text:p>
          </table:table-cell>
          <table:table-cell table:style-name="ce17" table:formula="of:=['file:///home/lit/Nextcloud/Uni/Bac/measurements/ms_2020-10-18b_10h_ts120s_btc40m_reeval/Evaluation.ods'#$Stats.M14]" office:value-type="percentage" office:value="0" calcext:value-type="percentage">
            <text:p>0.00%</text:p>
          </table:table-cell>
          <table:table-cell table:style-name="ce20" table:formula="of:=([.N7]+[.R7])/2" office:value-type="percentage" office:value="0.5" calcext:value-type="percentage">
            <text:p>50.00%</text:p>
          </table:table-cell>
          <table:table-cell table:style-name="ce16" table:formula="of:=([.Q7]+[.M7])/2" office:value-type="percentage" office:value="0.398550724637681" calcext:value-type="percentage">
            <text:p>39.86%</text:p>
          </table:table-cell>
          <table:table-cell table:style-name="ce25" table:number-columns-repeated="1003"/>
        </table:table-row>
        <table:table-row table:style-name="ro1"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21" calcext:value-type="float" table:number-columns-spanned="1" table:number-rows-spanned="4">
            <text:p>21</text:p>
          </table:table-cell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20" calcext:value-type="float" table:number-columns-spanned="1" table:number-rows-spanned="4">
            <text:p>120</text:p>
          </table:table-cell>
          <table:table-cell table:style-name="ce6" office:value-type="float" office:value="80" calcext:value-type="float" table:number-columns-spanned="1" table:number-rows-spanned="4">
            <text:p>80</text:p>
          </table:table-cell>
          <table:table-cell table:style-name="ce9" office:value-type="string" calcext:value-type="string" table:number-columns-spanned="1" table:number-rows-spanned="4">
            <text:p>LB-2</text:p>
          </table:table-cell>
          <table:table-cell table:style-name="ce6" office:value-type="float" office:value="8046" calcext:value-type="float" table:number-columns-spanned="1" table:number-rows-spanned="4">
            <text:p>8046</text:p>
          </table:table-cell>
          <table:table-cell table:style-name="ce14" table:formula="of:=COMBIN([.G8];2)" office:value-type="float" office:value="32365035" calcext:value-type="float" table:number-columns-spanned="1" table:number-rows-spanned="4">
            <text:p>32365035</text:p>
          </table:table-cell>
          <table:table-cell table:style-name="ce6" table:formula="of:=['file:///home/lit/Nextcloud/Uni/Bac/measurements/ms_2020-10-21_10h_ts120s_btc80m/Evaluation.ods'#$Stats.B3]" office:value-type="float" office:value="574876" calcext:value-type="float" table:number-columns-spanned="1" table:number-rows-spanned="4">
            <text:p>574876</text:p>
          </table:table-cell>
          <table:table-cell office:value-type="string" calcext:value-type="string">
            <text:p>Starke</text:p>
          </table:table-cell>
          <table:table-cell table:style-name="ce18" table:formula="of:=['file:///home/lit/Nextcloud/Uni/Bac/measurements/ms_2020-10-21_10h_ts120s_btc80m/Evaluation.ods'#$Stats.C4]" office:value-type="percentage" office:value="0.988557532406989" calcext:value-type="percentage">
            <text:p>98.86%</text:p>
          </table:table-cell>
          <table:table-cell table:style-name="ce23" table:formula="of:=['file:///home/lit/Nextcloud/Uni/Bac/measurements/ms_2020-10-21_10h_ts120s_btc80m/Evaluation.ods'#$Stats.D4]" office:value-type="percentage" office:value="0.0421029926453705" calcext:value-type="percentage">
            <text:p>4.21%</text:p>
          </table:table-cell>
          <table:table-cell table:style-name="ce18" table:formula="of:=['file:///home/lit/Nextcloud/Uni/Bac/measurements/ms_2020-10-21_10h_ts120s_btc80m/Evaluation.ods'#$Stats.F4]" office:value-type="percentage" office:value="0.582548339117501" calcext:value-type="percentage">
            <text:p>58.25%</text:p>
          </table:table-cell>
          <table:table-cell table:style-name="ce18" table:formula="of:=['file:///home/lit/Nextcloud/Uni/Bac/measurements/ms_2020-10-21_10h_ts120s_btc80m/Evaluation.ods'#$Stats.E4]" office:value-type="percentage" office:value="0.0123533300280945" calcext:value-type="percentage">
            <text:p>1.24%</text:p>
          </table:table-cell>
          <table:table-cell table:style-name="ce18" table:formula="of:=['file:///home/lit/Nextcloud/Uni/Bac/measurements/ms_2020-10-21_10h_ts120s_btc80m/Evaluation.ods'#$Stats.G4]" office:value-type="percentage" office:value="0.405098330854404" calcext:value-type="percentage">
            <text:p>40.51%</text:p>
          </table:table-cell>
          <table:table-cell table:style-name="ce23" table:formula="of:=['file:///home/lit/Nextcloud/Uni/Bac/measurements/ms_2020-10-21_10h_ts120s_btc80m/Evaluation.ods'#$Stats.J4]" office:value-type="percentage" office:value="0.946454539761618" calcext:value-type="percentage">
            <text:p>94.65%</text:p>
          </table:table-cell>
          <table:table-cell table:style-name="ce18" table:formula="of:=['file:///home/lit/Nextcloud/Uni/Bac/measurements/ms_2020-10-21_10h_ts120s_btc80m/Evaluation.ods'#$Stats.L4]" office:value-type="percentage" office:value="0.000123140486754127" calcext:value-type="percentage">
            <text:p>0.01%</text:p>
          </table:table-cell>
          <table:table-cell table:style-name="ce18" table:formula="of:=['file:///home/lit/Nextcloud/Uni/Bac/measurements/ms_2020-10-21_10h_ts120s_btc80m/Evaluation.ods'#$Stats.K4]" office:value-type="percentage" office:value="0.736600660915209" calcext:value-type="percentage">
            <text:p>73.66%</text:p>
          </table:table-cell>
          <table:table-cell table:style-name="ce18" table:formula="of:=['file:///home/lit/Nextcloud/Uni/Bac/measurements/ms_2020-10-21_10h_ts120s_btc80m/Evaluation.ods'#$Stats.M4]" office:value-type="percentage" office:value="0.263276198598036" calcext:value-type="percentage">
            <text:p>26.33%</text:p>
          </table:table-cell>
          <table:table-cell table:style-name="ce23" table:formula="of:=([.N8]+[.R8])/2" office:value-type="percentage" office:value="0.374476995471652" calcext:value-type="percentage">
            <text:p>37.45%</text:p>
          </table:table-cell>
          <table:table-cell table:style-name="ce18" table:formula="of:=([.Q8]+[.M8])/2" office:value-type="percentage" office:value="0.291335739802128" calcext:value-type="percentage">
            <text:p>29.13%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02"/>
        </table:table-row>
        <table:table-row table:style-name="ro1">
          <table:covered-table-cell table:number-columns-repeated="9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0-21_10h_ts120s_btc80m/Evaluation.ods'#$Stats.C8]" office:value-type="percentage" office:value="0.729600818263417" calcext:value-type="percentage">
            <text:p>72.96%</text:p>
          </table:table-cell>
          <table:table-cell table:style-name="ce20" table:formula="of:=['file:///home/lit/Nextcloud/Uni/Bac/measurements/ms_2020-10-21_10h_ts120s_btc80m/Evaluation.ods'#$Stats.D8]" office:value-type="percentage" office:value="0.000636659036035597" calcext:value-type="percentage">
            <text:p>0.06%</text:p>
          </table:table-cell>
          <table:table-cell table:style-name="ce13" table:number-columns-repeated="3"/>
          <table:table-cell table:style-name="ce20" table:formula="of:=['file:///home/lit/Nextcloud/Uni/Bac/measurements/ms_2020-10-21_10h_ts120s_btc80m/Evaluation.ods'#$Stats.J8]" office:value-type="percentage" office:value="0.728964159227381" calcext:value-type="percentage">
            <text:p>72.90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9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0-21_10h_ts120s_btc80m/Evaluation.ods'#$Stats.C12]" office:value-type="percentage" office:value="0.494943257328537" calcext:value-type="percentage">
            <text:p>49.49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0-21_10h_ts120s_btc80m/Evaluation.ods'#$Stats.J12]" office:value-type="percentage" office:value="0.494943257328537" calcext:value-type="percentage">
            <text:p>49.49%</text:p>
          </table:table-cell>
          <table:table-cell table:style-name="ce16" table:formula="of:=['file:///home/lit/Nextcloud/Uni/Bac/measurements/ms_2020-10-21_10h_ts120s_btc80m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0-21_10h_ts120s_btc80m/Evaluation.ods'#$Stats.K12]" office:value-type="percentage" office:value="0.999648544446827" calcext:value-type="percentage">
            <text:p>99.96%</text:p>
          </table:table-cell>
          <table:table-cell table:style-name="ce16" table:formula="of:=['file:///home/lit/Nextcloud/Uni/Bac/measurements/ms_2020-10-21_10h_ts120s_btc80m/Evaluation.ods'#$Stats.M12]" office:value-type="percentage" office:value="0.000351455553173468" calcext:value-type="percentage">
            <text:p>0.04%</text:p>
          </table:table-cell>
          <table:table-cell table:style-name="ce20" table:formula="of:=([.N10]+[.R10])/2" office:value-type="percentage" office:value="0.499824272223414" calcext:value-type="percentage">
            <text:p>49.98%</text:p>
          </table:table-cell>
          <table:table-cell table:style-name="ce16" table:formula="of:=([.Q10]+[.M10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9" table:style-name="ce25"/>
          <table:table-cell table:style-name="ce25" office:value-type="string" calcext:value-type="string">
            <text:p>non-Bitcoin</text:p>
          </table:table-cell>
          <table:table-cell table:style-name="ce17" table:formula="of:=['file:///home/lit/Nextcloud/Uni/Bac/measurements/ms_2020-10-21_10h_ts120s_btc80m/Evaluation.ods'#$Stats.C14]" office:value-type="percentage" office:value="0.509876912586366" calcext:value-type="percentage">
            <text:p>50.99%</text:p>
          </table:table-cell>
          <table:table-cell table:style-name="ce22" table:formula="of:=['file:///home/lit/Nextcloud/Uni/Bac/measurements/ms_2020-10-21_10h_ts120s_btc80m/Evaluation.ods'#$Stats.D14]" office:value-type="percentage" office:value="0.000810609592329476" calcext:value-type="percentage">
            <text:p>0.08%</text:p>
          </table:table-cell>
          <table:table-cell table:style-name="ce17" table:formula="of:=['file:///home/lit/Nextcloud/Uni/Bac/measurements/ms_2020-10-21_10h_ts120s_btc80m/Evaluation.ods'#$Stats.F14]" office:value-type="percentage" office:value="0" calcext:value-type="percentage">
            <text:p>0.00%</text:p>
          </table:table-cell>
          <table:table-cell table:style-name="ce17" table:formula="of:=['file:///home/lit/Nextcloud/Uni/Bac/measurements/ms_2020-10-21_10h_ts120s_btc80m/Evaluation.ods'#$Stats.E14]" office:value-type="percentage" office:value="0.785407725321888" calcext:value-type="percentage">
            <text:p>78.54%</text:p>
          </table:table-cell>
          <table:table-cell table:style-name="ce17" table:formula="of:=['file:///home/lit/Nextcloud/Uni/Bac/measurements/ms_2020-10-21_10h_ts120s_btc80m/Evaluation.ods'#$Stats.G14]" office:value-type="percentage" office:value="0.214592274678112" calcext:value-type="percentage">
            <text:p>21.46%</text:p>
          </table:table-cell>
          <table:table-cell table:style-name="ce22" table:formula="of:=['file:///home/lit/Nextcloud/Uni/Bac/measurements/ms_2020-10-21_10h_ts120s_btc80m/Evaluation.ods'#$Stats.J14]" office:value-type="percentage" office:value="0.509066302994037" calcext:value-type="percentage">
            <text:p>50.91%</text:p>
          </table:table-cell>
          <table:table-cell table:style-name="ce17" table:formula="of:=['file:///home/lit/Nextcloud/Uni/Bac/measurements/ms_2020-10-21_10h_ts120s_btc80m/Evaluation.ods'#$Stats.L14]" office:value-type="percentage" office:value="0" calcext:value-type="percentage">
            <text:p>0.00%</text:p>
          </table:table-cell>
          <table:table-cell table:style-name="ce17" table:formula="of:=['file:///home/lit/Nextcloud/Uni/Bac/measurements/ms_2020-10-21_10h_ts120s_btc80m/Evaluation.ods'#$Stats.K14]" office:value-type="percentage" office:value="1" calcext:value-type="percentage">
            <text:p>100.00%</text:p>
          </table:table-cell>
          <table:table-cell table:style-name="ce17" table:formula="of:=['file:///home/lit/Nextcloud/Uni/Bac/measurements/ms_2020-10-21_10h_ts120s_btc80m/Evaluation.ods'#$Stats.M14]" office:value-type="percentage" office:value="0" calcext:value-type="percentage">
            <text:p>0.00%</text:p>
          </table:table-cell>
          <table:table-cell table:style-name="ce20" table:formula="of:=([.N11]+[.R11])/2" office:value-type="percentage" office:value="0.892703862660944" calcext:value-type="percentage">
            <text:p>89.27%</text:p>
          </table:table-cell>
          <table:table-cell table:style-name="ce16" table:formula="of:=([.Q11]+[.M11])/2" office:value-type="percentage" office:value="0" calcext:value-type="percentage">
            <text:p>0.00%</text:p>
          </table:table-cell>
          <table:table-cell table:style-name="ce25" table:number-columns-repeated="1003"/>
        </table:table-row>
        <table:table-row table:style-name="ro1"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22" calcext:value-type="float" table:number-columns-spanned="1" table:number-rows-spanned="4">
            <text:p>22</text:p>
          </table:table-cell>
          <table:table-cell table:style-name="ce30" office:value-type="float" office:value="5" calcext:value-type="float" table:number-columns-spanned="1" table:number-rows-spanned="4">
            <text:p>5</text:p>
          </table:table-cell>
          <table:table-cell table:style-name="ce32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40" calcext:value-type="float" table:number-columns-spanned="1" table:number-rows-spanned="4">
            <text:p>40</text:p>
          </table:table-cell>
          <table:table-cell table:style-name="ce10" office:value-type="string" calcext:value-type="string" table:number-columns-spanned="1" table:number-rows-spanned="4">
            <text:p>SD-3</text:p>
          </table:table-cell>
          <table:table-cell table:style-name="ce4" office:value-type="float" office:value="8034" calcext:value-type="float" table:number-columns-spanned="1" table:number-rows-spanned="4">
            <text:p>8034</text:p>
          </table:table-cell>
          <table:table-cell table:style-name="ce14" table:formula="of:=COMBIN([.G12];2)" office:value-type="float" office:value="32268561" calcext:value-type="float" table:number-columns-spanned="1" table:number-rows-spanned="4">
            <text:p>32268561</text:p>
          </table:table-cell>
          <table:table-cell table:style-name="ce6" table:formula="of:=['file:///home/lit/Nextcloud/Uni/Bac/measurements/ms_2020-10-22_5h_ts60s_btc40m_reeval/Evaluation.ods'#$Stats.B3]" office:value-type="float" office:value="573920" calcext:value-type="float" table:number-columns-spanned="1" table:number-rows-spanned="4">
            <text:p>573920</text:p>
          </table:table-cell>
          <table:table-cell table:style-name="ce7" office:value-type="string" calcext:value-type="string">
            <text:p>Starke</text:p>
          </table:table-cell>
          <table:table-cell table:style-name="ce18" table:formula="of:=['file:///home/lit/Nextcloud/Uni/Bac/measurements/ms_2020-10-22_5h_ts60s_btc40m_reeval/Evaluation.ods'#$Stats.C4]" office:value-type="percentage" office:value="0.987735224421522" calcext:value-type="percentage">
            <text:p>98.77%</text:p>
          </table:table-cell>
          <table:table-cell table:style-name="ce23" table:formula="of:=['file:///home/lit/Nextcloud/Uni/Bac/measurements/ms_2020-10-22_5h_ts60s_btc40m_reeval/Evaluation.ods'#$Stats.D4]" office:value-type="percentage" office:value="0.0163245748536381" calcext:value-type="percentage">
            <text:p>1.63%</text:p>
          </table:table-cell>
          <table:table-cell table:style-name="ce18" table:formula="of:=['file:///home/lit/Nextcloud/Uni/Bac/measurements/ms_2020-10-22_5h_ts60s_btc40m_reeval/Evaluation.ods'#$Stats.F4]" office:value-type="percentage" office:value="0.627921869996798" calcext:value-type="percentage">
            <text:p>62.79%</text:p>
          </table:table-cell>
          <table:table-cell table:style-name="ce65" table:formula="of:=['file:///home/lit/Nextcloud/Uni/Bac/measurements/ms_2020-10-22_5h_ts60s_btc40m_reeval/Evaluation.ods'#$Stats.E4]" office:value-type="percentage" office:value="0.0182516810758886" calcext:value-type="percentage">
            <text:p>1.83%</text:p>
          </table:table-cell>
          <table:table-cell table:style-name="ce18" table:formula="of:=['file:///home/lit/Nextcloud/Uni/Bac/measurements/ms_2020-10-22_5h_ts60s_btc40m_reeval/Evaluation.ods'#$Stats.G4]" office:value-type="percentage" office:value="0.353826448927313" calcext:value-type="percentage">
            <text:p>35.38%</text:p>
          </table:table-cell>
          <table:table-cell table:style-name="ce23" table:formula="of:=['file:///home/lit/Nextcloud/Uni/Bac/measurements/ms_2020-10-22_5h_ts60s_btc40m_reeval/Evaluation.ods'#$Stats.J4]" office:value-type="percentage" office:value="0.971410649567884" calcext:value-type="percentage">
            <text:p>97.14%</text:p>
          </table:table-cell>
          <table:table-cell table:style-name="ce18" table:formula="of:=['file:///home/lit/Nextcloud/Uni/Bac/measurements/ms_2020-10-22_5h_ts60s_btc40m_reeval/Evaluation.ods'#$Stats.L4]" office:value-type="percentage" office:value="0.000195511486748267" calcext:value-type="percentage">
            <text:p>0.02%</text:p>
          </table:table-cell>
          <table:table-cell table:style-name="ce18" table:formula="of:=['file:///home/lit/Nextcloud/Uni/Bac/measurements/ms_2020-10-22_5h_ts60s_btc40m_reeval/Evaluation.ods'#$Stats.K4]" office:value-type="percentage" office:value="0.749795520096428" calcext:value-type="percentage">
            <text:p>74.98%</text:p>
          </table:table-cell>
          <table:table-cell table:style-name="ce18" table:formula="of:=['file:///home/lit/Nextcloud/Uni/Bac/measurements/ms_2020-10-22_5h_ts60s_btc40m_reeval/Evaluation.ods'#$Stats.M4]" office:value-type="percentage" office:value="0.250008968416823" calcext:value-type="percentage">
            <text:p>25.00%</text:p>
          </table:table-cell>
          <table:table-cell table:style-name="ce23" table:formula="of:=([.N12]+[.R12])/2" office:value-type="percentage" office:value="0.384023600586158" calcext:value-type="percentage">
            <text:p>38.40%</text:p>
          </table:table-cell>
          <table:table-cell table:style-name="ce18" table:formula="of:=([.Q12]+[.M12])/2" office:value-type="percentage" office:value="0.314058690741773" calcext:value-type="percentage">
            <text:p>31.41%</text:p>
          </table:table-cell>
          <table:table-cell table:style-name="ce7" office:value-type="string" calcext:value-type="string">
            <text:p>D</text:p>
          </table:table-cell>
          <table:table-cell table:style-name="ce7" table:number-columns-repeated="1002"/>
        </table:table-row>
        <table:table-row table:style-name="ro1">
          <table:covered-table-cell table:number-columns-repeated="9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0-22_5h_ts60s_btc40m_reeval/Evaluation.ods'#$Stats.C8]" office:value-type="percentage" office:value="0.747734875940898" calcext:value-type="percentage">
            <text:p>74.77%</text:p>
          </table:table-cell>
          <table:table-cell table:style-name="ce50" table:formula="of:=['file:///home/lit/Nextcloud/Uni/Bac/measurements/ms_2020-10-22_5h_ts60s_btc40m_reeval/Evaluation.ods'#$Stats.D8]" office:value-type="percentage" office:value="0.000489615277390577" calcext:value-type="percentage">
            <text:p>0.05%</text:p>
          </table:table-cell>
          <table:table-cell table:style-name="ce13" table:number-columns-repeated="3"/>
          <table:table-cell table:style-name="ce20" table:formula="of:=['file:///home/lit/Nextcloud/Uni/Bac/measurements/ms_2020-10-22_5h_ts60s_btc40m_reeval/Evaluation.ods'#$Stats.J8]" office:value-type="percentage" office:value="0.747245260663507" calcext:value-type="percentage">
            <text:p>74.72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9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0-22_5h_ts60s_btc40m_reeval/Evaluation.ods'#$Stats.C12]" office:value-type="percentage" office:value="0.570077711179258" calcext:value-type="percentage">
            <text:p>57.01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0-22_5h_ts60s_btc40m_reeval/Evaluation.ods'#$Stats.J12]" office:value-type="percentage" office:value="0.570077711179258" calcext:value-type="percentage">
            <text:p>57.01%</text:p>
          </table:table-cell>
          <table:table-cell table:style-name="ce16" table:formula="of:=['file:///home/lit/Nextcloud/Uni/Bac/measurements/ms_2020-10-22_5h_ts60s_btc40m_reeval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0-22_5h_ts60s_btc40m_reeval/Evaluation.ods'#$Stats.K12]" office:value-type="percentage" office:value="0.999590438261624" calcext:value-type="percentage">
            <text:p>99.96%</text:p>
          </table:table-cell>
          <table:table-cell table:style-name="ce16" table:formula="of:=['file:///home/lit/Nextcloud/Uni/Bac/measurements/ms_2020-10-22_5h_ts60s_btc40m_reeval/Evaluation.ods'#$Stats.M12]" office:value-type="percentage" office:value="0.000409561738375629" calcext:value-type="percentage">
            <text:p>0.04%</text:p>
          </table:table-cell>
          <table:table-cell table:style-name="ce20" table:formula="of:=([.N14]+[.R14])/2" office:value-type="percentage" office:value="0.499795219130812" calcext:value-type="percentage">
            <text:p>49.98%</text:p>
          </table:table-cell>
          <table:table-cell table:style-name="ce16" table:formula="of:=([.Q14]+[.M14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9"/>
          <table:table-cell table:style-name="ce25" office:value-type="string" calcext:value-type="string">
            <text:p>non-Bitcoin</text:p>
          </table:table-cell>
          <table:table-cell table:style-name="ce16" table:formula="of:=['file:///home/lit/Nextcloud/Uni/Bac/measurements/ms_2020-10-22_5h_ts60s_btc40m_reeval/Evaluation.ods'#$Stats.C14]" office:value-type="percentage" office:value="0.456854613883468" calcext:value-type="percentage">
            <text:p>45.69%</text:p>
          </table:table-cell>
          <table:table-cell table:style-name="ce50" table:formula="of:=['file:///home/lit/Nextcloud/Uni/Bac/measurements/ms_2020-10-22_5h_ts60s_btc40m_reeval/Evaluation.ods'#$Stats.D14]" office:value-type="percentage" office:value="0.000723097295790354" calcext:value-type="percentage">
            <text:p>0.07%</text:p>
          </table:table-cell>
          <table:table-cell table:style-name="ce62" table:formula="of:=['file:///home/lit/Nextcloud/Uni/Bac/measurements/ms_2020-10-22_5h_ts60s_btc40m_reeval/Evaluation.ods'#$Stats.F14]" office:value-type="percentage" office:value="0" calcext:value-type="percentage">
            <text:p>0.00%</text:p>
          </table:table-cell>
          <table:table-cell table:style-name="ce62" table:formula="of:=['file:///home/lit/Nextcloud/Uni/Bac/measurements/ms_2020-10-22_5h_ts60s_btc40m_reeval/Evaluation.ods'#$Stats.E14]" office:value-type="percentage" office:value="0.67710843373494" calcext:value-type="percentage">
            <text:p>67.71%</text:p>
          </table:table-cell>
          <table:table-cell table:style-name="ce62" table:formula="of:=['file:///home/lit/Nextcloud/Uni/Bac/measurements/ms_2020-10-22_5h_ts60s_btc40m_reeval/Evaluation.ods'#$Stats.G14]" office:value-type="percentage" office:value="0.32289156626506" calcext:value-type="percentage">
            <text:p>32.29%</text:p>
          </table:table-cell>
          <table:table-cell table:style-name="ce20" table:formula="of:=['file:///home/lit/Nextcloud/Uni/Bac/measurements/ms_2020-10-22_5h_ts60s_btc40m_reeval/Evaluation.ods'#$Stats.J14]" office:value-type="percentage" office:value="0.456131516587678" calcext:value-type="percentage">
            <text:p>45.61%</text:p>
          </table:table-cell>
          <table:table-cell table:style-name="ce16" table:formula="of:=['file:///home/lit/Nextcloud/Uni/Bac/measurements/ms_2020-10-22_5h_ts60s_btc40m_reeval/Evaluation.ods'#$Stats.L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0-22_5h_ts60s_btc40m_reeval/Evaluation.ods'#$Stats.K14]" office:value-type="percentage" office:value="1" calcext:value-type="percentage">
            <text:p>100.00%</text:p>
          </table:table-cell>
          <table:table-cell table:style-name="ce16" table:formula="of:=['file:///home/lit/Nextcloud/Uni/Bac/measurements/ms_2020-10-22_5h_ts60s_btc40m_reeval/Evaluation.ods'#$Stats.M14]" office:value-type="percentage" office:value="0" calcext:value-type="percentage">
            <text:p>0.00%</text:p>
          </table:table-cell>
          <table:table-cell table:style-name="ce20" table:formula="of:=([.N15]+[.R15])/2" office:value-type="percentage" office:value="0.83855421686747" calcext:value-type="percentage">
            <text:p>83.86%</text:p>
          </table:table-cell>
          <table:table-cell table:style-name="ce16" table:formula="of:=([.Q15]+[.M15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26" calcext:value-type="float" table:number-columns-spanned="1" table:number-rows-spanned="4">
            <text:p>26</text:p>
          </table:table-cell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20" calcext:value-type="float" table:number-columns-spanned="1" table:number-rows-spanned="4">
            <text:p>120</text:p>
          </table:table-cell>
          <table:table-cell table:style-name="ce6" office:value-type="float" office:value="40" calcext:value-type="float" table:number-columns-spanned="1" table:number-rows-spanned="4">
            <text:p>40</text:p>
          </table:table-cell>
          <table:table-cell table:style-name="ce11" office:value-type="string" calcext:value-type="string" table:number-columns-spanned="1" table:number-rows-spanned="4">
            <text:p>LC-4</text:p>
          </table:table-cell>
          <table:table-cell table:style-name="ce6" office:value-type="float" office:value="8046" calcext:value-type="float" table:number-columns-spanned="1" table:number-rows-spanned="4">
            <text:p>8046</text:p>
          </table:table-cell>
          <table:table-cell table:style-name="ce14" table:formula="of:=COMBIN([.G16];2)" office:value-type="float" office:value="32365035" calcext:value-type="float" table:number-columns-spanned="1" table:number-rows-spanned="4">
            <text:p>32365035</text:p>
          </table:table-cell>
          <table:table-cell table:style-name="ce43" table:formula="of:=['file:///home/lit/Nextcloud/Uni/Bac/measurements/ms_2020-10-26_10h_ts120s_btc40m_reeval/Evaluation.ods'#$Stats.B3]" office:value-type="float" office:value="586822" calcext:value-type="float" table:number-columns-spanned="1" table:number-rows-spanned="4">
            <text:p>586822</text:p>
          </table:table-cell>
          <table:table-cell table:style-name="ce7" office:value-type="string" calcext:value-type="string">
            <text:p>Starke</text:p>
          </table:table-cell>
          <table:table-cell table:style-name="ce18" table:formula="of:=['file:///home/lit/Nextcloud/Uni/Bac/measurements/ms_2020-10-26_10h_ts120s_btc40m_reeval/Evaluation.ods'#$Stats.C4]" office:value-type="percentage" office:value="0.986999464914403" calcext:value-type="percentage">
            <text:p>98.70%</text:p>
          </table:table-cell>
          <table:table-cell table:style-name="ce23" table:formula="of:=['file:///home/lit/Nextcloud/Uni/Bac/measurements/ms_2020-10-26_10h_ts120s_btc40m_reeval/Evaluation.ods'#$Stats.D4]" office:value-type="percentage" office:value="0.0495209791043962" calcext:value-type="percentage">
            <text:p>4.95%</text:p>
          </table:table-cell>
          <table:table-cell table:style-name="ce18" table:formula="of:=['file:///home/lit/Nextcloud/Uni/Bac/measurements/ms_2020-10-26_10h_ts120s_btc40m_reeval/Evaluation.ods'#$Stats.F4]" office:value-type="percentage" office:value="0.590399174122505" calcext:value-type="percentage">
            <text:p>59.04%</text:p>
          </table:table-cell>
          <table:table-cell table:style-name="ce18" table:formula="of:=['file:///home/lit/Nextcloud/Uni/Bac/measurements/ms_2020-10-26_10h_ts120s_btc40m_reeval/Evaluation.ods'#$Stats.E4]" office:value-type="percentage" office:value="0.0088093599449415" calcext:value-type="percentage">
            <text:p>0.88%</text:p>
          </table:table-cell>
          <table:table-cell table:style-name="ce18" table:formula="of:=['file:///home/lit/Nextcloud/Uni/Bac/measurements/ms_2020-10-26_10h_ts120s_btc40m_reeval/Evaluation.ods'#$Stats.G4]" office:value-type="percentage" office:value="0.400791465932553" calcext:value-type="percentage">
            <text:p>40.08%</text:p>
          </table:table-cell>
          <table:table-cell table:style-name="ce23" table:formula="of:=['file:///home/lit/Nextcloud/Uni/Bac/measurements/ms_2020-10-26_10h_ts120s_btc40m_reeval/Evaluation.ods'#$Stats.J4]" office:value-type="percentage" office:value="0.937478485810007" calcext:value-type="percentage">
            <text:p>93.75%</text:p>
          </table:table-cell>
          <table:table-cell table:style-name="ce18" table:formula="of:=['file:///home/lit/Nextcloud/Uni/Bac/measurements/ms_2020-10-26_10h_ts120s_btc40m_reeval/Evaluation.ods'#$Stats.L4]" office:value-type="percentage" office:value="0.0000708919479471328" calcext:value-type="percentage">
            <text:p>0.01%</text:p>
          </table:table-cell>
          <table:table-cell table:style-name="ce18" table:formula="of:=['file:///home/lit/Nextcloud/Uni/Bac/measurements/ms_2020-10-26_10h_ts120s_btc40m_reeval/Evaluation.ods'#$Stats.K4]" office:value-type="percentage" office:value="0.747979125047943" calcext:value-type="percentage">
            <text:p>74.80%</text:p>
          </table:table-cell>
          <table:table-cell table:style-name="ce18" table:formula="of:=['file:///home/lit/Nextcloud/Uni/Bac/measurements/ms_2020-10-26_10h_ts120s_btc40m_reeval/Evaluation.ods'#$Stats.M4]" office:value-type="percentage" office:value="0.25194998300411" calcext:value-type="percentage">
            <text:p>25.19%</text:p>
          </table:table-cell>
          <table:table-cell table:style-name="ce23" table:formula="of:=([.N16]+[.R16])/2" office:value-type="percentage" office:value="0.378394242496442" calcext:value-type="percentage">
            <text:p>37.84%</text:p>
          </table:table-cell>
          <table:table-cell table:style-name="ce18" table:formula="of:=([.Q16]+[.M16])/2" office:value-type="percentage" office:value="0.295235033035226" calcext:value-type="percentage">
            <text:p>29.52%</text:p>
          </table:table-cell>
          <table:table-cell table:style-name="ce7" office:value-type="string" calcext:value-type="string">
            <text:p>C</text:p>
          </table:table-cell>
          <table:table-cell table:style-name="ce7" table:number-columns-repeated="1002"/>
        </table:table-row>
        <table:table-row table:style-name="ro1">
          <table:covered-table-cell table:number-columns-repeated="5"/>
          <table:covered-table-cell table:style-name="ce12"/>
          <table:covered-table-cell table:number-columns-repeated="3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0-26_10h_ts120s_btc40m_reeval/Evaluation.ods'#$Stats.C8]" office:value-type="percentage" office:value="0.740480077434043" calcext:value-type="percentage">
            <text:p>74.05%</text:p>
          </table:table-cell>
          <table:table-cell table:style-name="ce20" table:formula="of:=['file:///home/lit/Nextcloud/Uni/Bac/measurements/ms_2020-10-26_10h_ts120s_btc40m_reeval/Evaluation.ods'#$Stats.D8]" office:value-type="percentage" office:value="0.000506115994287876" calcext:value-type="percentage">
            <text:p>0.05%</text:p>
          </table:table-cell>
          <table:table-cell table:style-name="ce13" table:number-columns-repeated="3"/>
          <table:table-cell table:style-name="ce20" table:formula="of:=['file:///home/lit/Nextcloud/Uni/Bac/measurements/ms_2020-10-26_10h_ts120s_btc40m_reeval/Evaluation.ods'#$Stats.J8]" office:value-type="percentage" office:value="0.739973961439755" calcext:value-type="percentage">
            <text:p>74.00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5"/>
          <table:covered-table-cell table:style-name="ce12"/>
          <table:covered-table-cell table:number-columns-repeated="3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0-26_10h_ts120s_btc40m_reeval/Evaluation.ods'#$Stats.C12]" office:value-type="percentage" office:value="0.550741110592309" calcext:value-type="percentage">
            <text:p>55.07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0-26_10h_ts120s_btc40m_reeval/Evaluation.ods'#$Stats.J12]" office:value-type="percentage" office:value="0.550741110592309" calcext:value-type="percentage">
            <text:p>55.07%</text:p>
          </table:table-cell>
          <table:table-cell table:style-name="ce16" table:formula="of:=['file:///home/lit/Nextcloud/Uni/Bac/measurements/ms_2020-10-26_10h_ts120s_btc40m_reeval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0-26_10h_ts120s_btc40m_reeval/Evaluation.ods'#$Stats.K12]" office:value-type="percentage" office:value="0.999563720075374" calcext:value-type="percentage">
            <text:p>99.96%</text:p>
          </table:table-cell>
          <table:table-cell table:style-name="ce16" table:formula="of:=['file:///home/lit/Nextcloud/Uni/Bac/measurements/ms_2020-10-26_10h_ts120s_btc40m_reeval/Evaluation.ods'#$Stats.M12]" office:value-type="percentage" office:value="0.000436279924625681" calcext:value-type="percentage">
            <text:p>0.04%</text:p>
          </table:table-cell>
          <table:table-cell table:style-name="ce20" table:formula="of:=([.N18]+[.R18])/2" office:value-type="percentage" office:value="0.499781860037687" calcext:value-type="percentage">
            <text:p>49.98%</text:p>
          </table:table-cell>
          <table:table-cell table:style-name="ce16" table:formula="of:=([.Q18]+[.M18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5"/>
          <table:covered-table-cell table:style-name="ce12"/>
          <table:covered-table-cell table:number-columns-repeated="3"/>
          <table:table-cell table:style-name="ce25" office:value-type="string" calcext:value-type="string">
            <text:p>non-Bitcoin</text:p>
          </table:table-cell>
          <table:table-cell table:style-name="ce16" table:formula="of:=['file:///home/lit/Nextcloud/Uni/Bac/measurements/ms_2020-10-26_10h_ts120s_btc40m_reeval/Evaluation.ods'#$Stats.C14]" office:value-type="percentage" office:value="0.482200735487081" calcext:value-type="percentage">
            <text:p>48.22%</text:p>
          </table:table-cell>
          <table:table-cell table:style-name="ce20" table:formula="of:=['file:///home/lit/Nextcloud/Uni/Bac/measurements/ms_2020-10-26_10h_ts120s_btc40m_reeval/Evaluation.ods'#$Stats.D14]" office:value-type="percentage" office:value="0.000746393284505353" calcext:value-type="percentage">
            <text:p>0.07%</text:p>
          </table:table-cell>
          <table:table-cell table:style-name="ce62" table:formula="of:=['file:///home/lit/Nextcloud/Uni/Bac/measurements/ms_2020-10-26_10h_ts120s_btc40m_reeval/Evaluation.ods'#$Stats.F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0-26_10h_ts120s_btc40m_reeval/Evaluation.ods'#$Stats.E14]" office:value-type="percentage" office:value="0.678082191780822" calcext:value-type="percentage">
            <text:p>67.81%</text:p>
          </table:table-cell>
          <table:table-cell table:style-name="ce16" table:formula="of:=['file:///home/lit/Nextcloud/Uni/Bac/measurements/ms_2020-10-26_10h_ts120s_btc40m_reeval/Evaluation.ods'#$Stats.G14]" office:value-type="percentage" office:value="0.321917808219178" calcext:value-type="percentage">
            <text:p>32.19%</text:p>
          </table:table-cell>
          <table:table-cell table:style-name="ce20" table:formula="of:=['file:///home/lit/Nextcloud/Uni/Bac/measurements/ms_2020-10-26_10h_ts120s_btc40m_reeval/Evaluation.ods'#$Stats.J14]" office:value-type="percentage" office:value="0.481454342202576" calcext:value-type="percentage">
            <text:p>48.15%</text:p>
          </table:table-cell>
          <table:table-cell table:style-name="ce16" table:formula="of:=['file:///home/lit/Nextcloud/Uni/Bac/measurements/ms_2020-10-26_10h_ts120s_btc40m_reeval/Evaluation.ods'#$Stats.L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0-26_10h_ts120s_btc40m_reeval/Evaluation.ods'#$Stats.K14]" office:value-type="percentage" office:value="1" calcext:value-type="percentage">
            <text:p>100.00%</text:p>
          </table:table-cell>
          <table:table-cell table:style-name="ce16" table:formula="of:=['file:///home/lit/Nextcloud/Uni/Bac/measurements/ms_2020-10-26_10h_ts120s_btc40m_reeval/Evaluation.ods'#$Stats.M14]" office:value-type="percentage" office:value="0" calcext:value-type="percentage">
            <text:p>0.00%</text:p>
          </table:table-cell>
          <table:table-cell table:style-name="ce20" table:formula="of:=([.N19]+[.R19])/2" office:value-type="percentage" office:value="0.839041095890411" calcext:value-type="percentage">
            <text:p>83.90%</text:p>
          </table:table-cell>
          <table:table-cell table:style-name="ce16" table:formula="of:=([.Q19]+[.M19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6" office:value-type="float" office:value="11" calcext:value-type="float" table:number-columns-spanned="1" table:number-rows-spanned="4">
            <text:p>11</text:p>
          </table:table-cell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20" calcext:value-type="float" table:number-columns-spanned="1" table:number-rows-spanned="4">
            <text:p>120</text:p>
          </table:table-cell>
          <table:table-cell table:style-name="ce6" office:value-type="float" office:value="40" calcext:value-type="float" table:number-columns-spanned="1" table:number-rows-spanned="4">
            <text:p>40</text:p>
          </table:table-cell>
          <table:table-cell table:style-name="ce11" office:value-type="string" calcext:value-type="string" table:number-columns-spanned="1" table:number-rows-spanned="4">
            <text:p>LC-5</text:p>
          </table:table-cell>
          <table:table-cell table:style-name="ce6" office:value-type="float" office:value="8199" calcext:value-type="float" table:number-columns-spanned="1" table:number-rows-spanned="4">
            <text:p>8199</text:p>
          </table:table-cell>
          <table:table-cell table:style-name="ce14" table:formula="of:=COMBIN([.G20];2)" office:value-type="float" office:value="33607701" calcext:value-type="float" table:number-columns-spanned="1" table:number-rows-spanned="4">
            <text:p>33607701</text:p>
          </table:table-cell>
          <table:table-cell table:style-name="ce6" table:formula="of:=['file:///home/lit/Nextcloud/Uni/Bac/measurements/ms_2020-11-02_10h_ts120s_btc40m/Evaluation.ods'#$Stats.B3]" office:value-type="float" office:value="632106" calcext:value-type="float" table:number-columns-spanned="1" table:number-rows-spanned="4">
            <text:p>632106</text:p>
          </table:table-cell>
          <table:table-cell table:style-name="ce7" office:value-type="string" calcext:value-type="string">
            <text:p>Starke</text:p>
          </table:table-cell>
          <table:table-cell table:style-name="ce18" table:formula="of:=['file:///home/lit/Nextcloud/Uni/Bac/measurements/ms_2020-11-02_10h_ts120s_btc40m/Evaluation.ods'#$Stats.C4]" office:value-type="percentage" office:value="0.988774034734681" calcext:value-type="percentage">
            <text:p>98.88%</text:p>
          </table:table-cell>
          <table:table-cell table:style-name="ce23" table:formula="of:=['file:///home/lit/Nextcloud/Uni/Bac/measurements/ms_2020-11-02_10h_ts120s_btc40m/Evaluation.ods'#$Stats.D4]" office:value-type="percentage" office:value="0.0379778075196249" calcext:value-type="percentage">
            <text:p>3.80%</text:p>
          </table:table-cell>
          <table:table-cell table:style-name="ce18" table:formula="of:=['file:///home/lit/Nextcloud/Uni/Bac/measurements/ms_2020-11-02_10h_ts120s_btc40m/Evaluation.ods'#$Stats.F4]" office:value-type="percentage" office:value="0.618428726151795" calcext:value-type="percentage">
            <text:p>61.84%</text:p>
          </table:table-cell>
          <table:table-cell table:style-name="ce18" table:formula="of:=['file:///home/lit/Nextcloud/Uni/Bac/measurements/ms_2020-11-02_10h_ts120s_btc40m/Evaluation.ods'#$Stats.E4]" office:value-type="percentage" office:value="0.0124552195284512" calcext:value-type="percentage">
            <text:p>1.25%</text:p>
          </table:table-cell>
          <table:table-cell table:style-name="ce18" table:formula="of:=['file:///home/lit/Nextcloud/Uni/Bac/measurements/ms_2020-11-02_10h_ts120s_btc40m/Evaluation.ods'#$Stats.G4]" office:value-type="percentage" office:value="0.369116054319753" calcext:value-type="percentage">
            <text:p>36.91%</text:p>
          </table:table-cell>
          <table:table-cell table:style-name="ce23" table:formula="of:=['file:///home/lit/Nextcloud/Uni/Bac/measurements/ms_2020-11-02_10h_ts120s_btc40m/Evaluation.ods'#$Stats.J4]" office:value-type="percentage" office:value="0.950796227215056" calcext:value-type="percentage">
            <text:p>95.08%</text:p>
          </table:table-cell>
          <table:table-cell table:style-name="ce18" table:formula="of:=['file:///home/lit/Nextcloud/Uni/Bac/measurements/ms_2020-11-02_10h_ts120s_btc40m/Evaluation.ods'#$Stats.L4]" office:value-type="percentage" office:value="0.000104824593513521" calcext:value-type="percentage">
            <text:p>0.01%</text:p>
          </table:table-cell>
          <table:table-cell table:style-name="ce18" table:formula="of:=['file:///home/lit/Nextcloud/Uni/Bac/measurements/ms_2020-11-02_10h_ts120s_btc40m/Evaluation.ods'#$Stats.K4]" office:value-type="percentage" office:value="0.795836633366833" calcext:value-type="percentage">
            <text:p>79.58%</text:p>
          </table:table-cell>
          <table:table-cell table:style-name="ce18" table:formula="of:=['file:///home/lit/Nextcloud/Uni/Bac/measurements/ms_2020-11-02_10h_ts120s_btc40m/Evaluation.ods'#$Stats.M4]" office:value-type="percentage" office:value="0.204058542039654" calcext:value-type="percentage">
            <text:p>20.41%</text:p>
          </table:table-cell>
          <table:table-cell table:style-name="ce23" table:formula="of:=([.N20]+[.R20])/2" office:value-type="percentage" office:value="0.404145926447642" calcext:value-type="percentage">
            <text:p>40.41%</text:p>
          </table:table-cell>
          <table:table-cell table:style-name="ce18" table:formula="of:=([.Q20]+[.M20])/2" office:value-type="percentage" office:value="0.309266775372654" calcext:value-type="percentage">
            <text:p>30.93%</text:p>
          </table:table-cell>
          <table:table-cell table:style-name="ce7" office:value-type="string" calcext:value-type="string">
            <text:p>C</text:p>
          </table:table-cell>
          <table:table-cell table:style-name="ce7" table:number-columns-repeated="1002"/>
        </table:table-row>
        <table:table-row table:style-name="ro1">
          <table:covered-table-cell table:number-columns-repeated="5"/>
          <table:covered-table-cell table:style-name="ce12"/>
          <table:covered-table-cell table:number-columns-repeated="3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1-02_10h_ts120s_btc40m/Evaluation.ods'#$Stats.C8]" office:value-type="percentage" office:value="0.789900744495385" calcext:value-type="percentage">
            <text:p>78.99%</text:p>
          </table:table-cell>
          <table:table-cell table:style-name="ce20" table:formula="of:=['file:///home/lit/Nextcloud/Uni/Bac/measurements/ms_2020-11-02_10h_ts120s_btc40m/Evaluation.ods'#$Stats.D8]" office:value-type="percentage" office:value="0.000572688757898201" calcext:value-type="percentage">
            <text:p>0.06%</text:p>
          </table:table-cell>
          <table:table-cell table:style-name="ce13" table:number-columns-repeated="3"/>
          <table:table-cell table:style-name="ce20" table:formula="of:=['file:///home/lit/Nextcloud/Uni/Bac/measurements/ms_2020-11-02_10h_ts120s_btc40m/Evaluation.ods'#$Stats.J8]" office:value-type="percentage" office:value="0.789328055737487" calcext:value-type="percentage">
            <text:p>78.93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5"/>
          <table:covered-table-cell table:style-name="ce12"/>
          <table:covered-table-cell table:number-columns-repeated="3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1-02_10h_ts120s_btc40m/Evaluation.ods'#$Stats.C12]" office:value-type="percentage" office:value="0.588793651697658" calcext:value-type="percentage">
            <text:p>58.88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1-02_10h_ts120s_btc40m/Evaluation.ods'#$Stats.J12]" office:value-type="percentage" office:value="0.588793651697658" calcext:value-type="percentage">
            <text:p>58.88%</text:p>
          </table:table-cell>
          <table:table-cell table:style-name="ce16" table:formula="of:=['file:///home/lit/Nextcloud/Uni/Bac/measurements/ms_2020-11-02_10h_ts120s_btc40m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2_10h_ts120s_btc40m/Evaluation.ods'#$Stats.K12]" office:value-type="percentage" office:value="0.999553979257349" calcext:value-type="percentage">
            <text:p>99.96%</text:p>
          </table:table-cell>
          <table:table-cell table:style-name="ce16" table:formula="of:=['file:///home/lit/Nextcloud/Uni/Bac/measurements/ms_2020-11-02_10h_ts120s_btc40m/Evaluation.ods'#$Stats.M12]" office:value-type="percentage" office:value="0.000446020742651405" calcext:value-type="percentage">
            <text:p>0.04%</text:p>
          </table:table-cell>
          <table:table-cell table:style-name="ce20" table:formula="of:=([.N22]+[.R22])/2" office:value-type="percentage" office:value="0.499776989628675" calcext:value-type="percentage">
            <text:p>49.98%</text:p>
          </table:table-cell>
          <table:table-cell table:style-name="ce16" table:formula="of:=([.Q22]+[.M22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5"/>
          <table:covered-table-cell table:style-name="ce12"/>
          <table:covered-table-cell table:number-columns-repeated="3"/>
          <table:table-cell table:style-name="ce25" office:value-type="string" calcext:value-type="string">
            <text:p>non-Bitcoin</text:p>
          </table:table-cell>
          <table:table-cell table:style-name="ce16" table:formula="of:=['file:///home/lit/Nextcloud/Uni/Bac/measurements/ms_2020-11-02_10h_ts120s_btc40m/Evaluation.ods'#$Stats.C14]" office:value-type="percentage" office:value="0.530113620183956" calcext:value-type="percentage">
            <text:p>53.01%</text:p>
          </table:table-cell>
          <table:table-cell table:style-name="ce20" table:formula="of:=['file:///home/lit/Nextcloud/Uni/Bac/measurements/ms_2020-11-02_10h_ts120s_btc40m/Evaluation.ods'#$Stats.D14]" office:value-type="percentage" office:value="0.000835302939696823" calcext:value-type="percentage">
            <text:p>0.08%</text:p>
          </table:table-cell>
          <table:table-cell table:style-name="ce16" table:formula="of:=['file:///home/lit/Nextcloud/Uni/Bac/measurements/ms_2020-11-02_10h_ts120s_btc40m/Evaluation.ods'#$Stats.F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2_10h_ts120s_btc40m/Evaluation.ods'#$Stats.E14]" office:value-type="percentage" office:value="0.685606060606061" calcext:value-type="percentage">
            <text:p>68.56%</text:p>
          </table:table-cell>
          <table:table-cell table:style-name="ce16" table:formula="of:=['file:///home/lit/Nextcloud/Uni/Bac/measurements/ms_2020-11-02_10h_ts120s_btc40m/Evaluation.ods'#$Stats.G14]" office:value-type="percentage" office:value="0.314393939393939" calcext:value-type="percentage">
            <text:p>31.44%</text:p>
          </table:table-cell>
          <table:table-cell table:style-name="ce20" table:formula="of:=['file:///home/lit/Nextcloud/Uni/Bac/measurements/ms_2020-11-02_10h_ts120s_btc40m/Evaluation.ods'#$Stats.J14]" office:value-type="percentage" office:value="0.52927831724426" calcext:value-type="percentage">
            <text:p>52.93%</text:p>
          </table:table-cell>
          <table:table-cell table:style-name="ce16" table:formula="of:=['file:///home/lit/Nextcloud/Uni/Bac/measurements/ms_2020-11-02_10h_ts120s_btc40m/Evaluation.ods'#$Stats.L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2_10h_ts120s_btc40m/Evaluation.ods'#$Stats.K14]" office:value-type="percentage" office:value="1" calcext:value-type="percentage">
            <text:p>100.00%</text:p>
          </table:table-cell>
          <table:table-cell table:style-name="ce16" table:formula="of:=['file:///home/lit/Nextcloud/Uni/Bac/measurements/ms_2020-11-02_10h_ts120s_btc40m/Evaluation.ods'#$Stats.M14]" office:value-type="percentage" office:value="0" calcext:value-type="percentage">
            <text:p>0.00%</text:p>
          </table:table-cell>
          <table:table-cell table:style-name="ce20" table:formula="of:=([.N23]+[.R23])/2" office:value-type="percentage" office:value="0.84280303030303" calcext:value-type="percentage">
            <text:p>84.28%</text:p>
          </table:table-cell>
          <table:table-cell table:style-name="ce16" table:formula="of:=([.Q23]+[.M23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6" office:value-type="float" office:value="11" calcext:value-type="float" table:number-columns-spanned="1" table:number-rows-spanned="4">
            <text:p>11</text:p>
          </table:table-cell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32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40" calcext:value-type="float" table:number-columns-spanned="1" table:number-rows-spanned="4">
            <text:p>40</text:p>
          </table:table-cell>
          <table:table-cell table:style-name="ce10" office:value-type="string" calcext:value-type="string" table:number-columns-spanned="1" table:number-rows-spanned="4">
            <text:p>LD-6</text:p>
          </table:table-cell>
          <table:table-cell table:style-name="ce6" office:value-type="float" office:value="8286" calcext:value-type="float" table:number-columns-spanned="1" table:number-rows-spanned="4">
            <text:p>8286</text:p>
          </table:table-cell>
          <table:table-cell table:style-name="ce14" table:formula="of:=COMBIN([.G24];2)" office:value-type="float" office:value="34324755" calcext:value-type="float" table:number-columns-spanned="1" table:number-rows-spanned="4">
            <text:p>34324755</text:p>
          </table:table-cell>
          <table:table-cell table:style-name="ce15" table:formula="of:=['file:///home/lit/Nextcloud/Uni/Bac/measurements/ms_2020-11-03_10h_ts60s_btc40m/Evaluation.ods'#$Stats.B3]" office:value-type="float" office:value="2018448" calcext:value-type="float" table:number-columns-spanned="1" table:number-rows-spanned="4">
            <text:p>2018448</text:p>
          </table:table-cell>
          <table:table-cell table:style-name="ce7" office:value-type="string" calcext:value-type="string">
            <text:p>Starke</text:p>
          </table:table-cell>
          <table:table-cell table:style-name="ce18" table:formula="of:=['file:///home/lit/Nextcloud/Uni/Bac/measurements/ms_2020-11-03_10h_ts60s_btc40m/Evaluation.ods'#$Stats.C4]" office:value-type="percentage" office:value="0.987589474685501" calcext:value-type="percentage">
            <text:p>98.76%</text:p>
          </table:table-cell>
          <table:table-cell table:style-name="ce23" table:formula="of:=['file:///home/lit/Nextcloud/Uni/Bac/measurements/ms_2020-11-03_10h_ts60s_btc40m/Evaluation.ods'#$Stats.D4]" office:value-type="percentage" office:value="0.00619039975268127" calcext:value-type="percentage">
            <text:p>0.62%</text:p>
          </table:table-cell>
          <table:table-cell table:style-name="ce18" table:formula="of:=['file:///home/lit/Nextcloud/Uni/Bac/measurements/ms_2020-11-03_10h_ts60s_btc40m/Evaluation.ods'#$Stats.F4]" office:value-type="percentage" office:value="0.701800720288115" calcext:value-type="percentage">
            <text:p>70.18%</text:p>
          </table:table-cell>
          <table:table-cell table:style-name="ce18" table:formula="of:=['file:///home/lit/Nextcloud/Uni/Bac/measurements/ms_2020-11-03_10h_ts60s_btc40m/Evaluation.ods'#$Stats.E4]" office:value-type="percentage" office:value="0.0477791116446579" calcext:value-type="percentage">
            <text:p>4.78%</text:p>
          </table:table-cell>
          <table:table-cell table:style-name="ce18" table:formula="of:=['file:///home/lit/Nextcloud/Uni/Bac/measurements/ms_2020-11-03_10h_ts60s_btc40m/Evaluation.ods'#$Stats.G4]" office:value-type="percentage" office:value="0.250420168067227" calcext:value-type="percentage">
            <text:p>25.04%</text:p>
          </table:table-cell>
          <table:table-cell table:style-name="ce23" table:formula="of:=['file:///home/lit/Nextcloud/Uni/Bac/measurements/ms_2020-11-03_10h_ts60s_btc40m/Evaluation.ods'#$Stats.J4]" office:value-type="percentage" office:value="0.98139907493282" calcext:value-type="percentage">
            <text:p>98.14%</text:p>
          </table:table-cell>
          <table:table-cell table:style-name="ce18" table:formula="of:=['file:///home/lit/Nextcloud/Uni/Bac/measurements/ms_2020-11-03_10h_ts60s_btc40m/Evaluation.ods'#$Stats.L4]" office:value-type="percentage" office:value="0.000249886036822601" calcext:value-type="percentage">
            <text:p>0.02%</text:p>
          </table:table-cell>
          <table:table-cell table:style-name="ce18" table:formula="of:=['file:///home/lit/Nextcloud/Uni/Bac/measurements/ms_2020-11-03_10h_ts60s_btc40m/Evaluation.ods'#$Stats.K4]" office:value-type="percentage" office:value="0.79365622647853" calcext:value-type="percentage">
            <text:p>79.37%</text:p>
          </table:table-cell>
          <table:table-cell table:style-name="ce18" table:formula="of:=['file:///home/lit/Nextcloud/Uni/Bac/measurements/ms_2020-11-03_10h_ts60s_btc40m/Evaluation.ods'#$Stats.M4]" office:value-type="percentage" office:value="0.206093887484647" calcext:value-type="percentage">
            <text:p>20.61%</text:p>
          </table:table-cell>
          <table:table-cell table:style-name="ce23" table:formula="of:=([.N24]+[.R24])/2" office:value-type="percentage" office:value="0.420717669061594" calcext:value-type="percentage">
            <text:p>42.07%</text:p>
          </table:table-cell>
          <table:table-cell table:style-name="ce18" table:formula="of:=([.Q24]+[.M24])/2" office:value-type="percentage" office:value="0.351025303162469" calcext:value-type="percentage">
            <text:p>35.10%</text:p>
          </table:table-cell>
          <table:table-cell table:style-name="ce7" office:value-type="string" calcext:value-type="string">
            <text:p>D</text:p>
          </table:table-cell>
          <table:table-cell table:style-name="ce7" table:number-columns-repeated="1002"/>
        </table:table-row>
        <table:table-row table:style-name="ro1">
          <table:covered-table-cell table:number-columns-repeated="9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1-03_10h_ts60s_btc40m/Evaluation.ods'#$Stats.C8]" office:value-type="percentage" office:value="0.793411571662981" calcext:value-type="percentage">
            <text:p>79.34%</text:p>
          </table:table-cell>
          <table:table-cell table:style-name="ce20" table:formula="of:=['file:///home/lit/Nextcloud/Uni/Bac/measurements/ms_2020-11-03_10h_ts60s_btc40m/Evaluation.ods'#$Stats.D8]" office:value-type="percentage" office:value="0.000541009726284749" calcext:value-type="percentage">
            <text:p>0.05%</text:p>
          </table:table-cell>
          <table:table-cell table:style-name="ce13" table:number-columns-repeated="3"/>
          <table:table-cell table:style-name="ce20" table:formula="of:=['file:///home/lit/Nextcloud/Uni/Bac/measurements/ms_2020-11-03_10h_ts60s_btc40m/Evaluation.ods'#$Stats.J8]" office:value-type="percentage" office:value="0.792870561936696" calcext:value-type="percentage">
            <text:p>79.29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9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1-03_10h_ts60s_btc40m/Evaluation.ods'#$Stats.C12]" office:value-type="percentage" office:value="0.595497134431999" calcext:value-type="percentage">
            <text:p>59.55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1-03_10h_ts60s_btc40m/Evaluation.ods'#$Stats.J12]" office:value-type="percentage" office:value="0.595497134431999" calcext:value-type="percentage">
            <text:p>59.55%</text:p>
          </table:table-cell>
          <table:table-cell table:style-name="ce16" table:formula="of:=['file:///home/lit/Nextcloud/Uni/Bac/measurements/ms_2020-11-03_10h_ts60s_btc40m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3_10h_ts60s_btc40m/Evaluation.ods'#$Stats.K12]" office:value-type="percentage" office:value="0.999605650676384" calcext:value-type="percentage">
            <text:p>99.96%</text:p>
          </table:table-cell>
          <table:table-cell table:style-name="ce16" table:formula="of:=['file:///home/lit/Nextcloud/Uni/Bac/measurements/ms_2020-11-03_10h_ts60s_btc40m/Evaluation.ods'#$Stats.M12]" office:value-type="percentage" office:value="0.000394349323616034" calcext:value-type="percentage">
            <text:p>0.04%</text:p>
          </table:table-cell>
          <table:table-cell table:style-name="ce20" table:formula="of:=([.N26]+[.R26])/2" office:value-type="percentage" office:value="0.499802825338192" calcext:value-type="percentage">
            <text:p>49.98%</text:p>
          </table:table-cell>
          <table:table-cell table:style-name="ce16" table:formula="of:=([.Q26]+[.M26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9"/>
          <table:table-cell table:style-name="ce25" office:value-type="string" calcext:value-type="string">
            <text:p>non-Bitcoin</text:p>
          </table:table-cell>
          <table:table-cell table:style-name="ce16" table:formula="of:=['file:///home/lit/Nextcloud/Uni/Bac/measurements/ms_2020-11-03_10h_ts60s_btc40m/Evaluation.ods'#$Stats.C14]" office:value-type="percentage" office:value="0.546467384842215" calcext:value-type="percentage">
            <text:p>54.65%</text:p>
          </table:table-cell>
          <table:table-cell table:style-name="ce20" table:formula="of:=['file:///home/lit/Nextcloud/Uni/Bac/measurements/ms_2020-11-03_10h_ts60s_btc40m/Evaluation.ods'#$Stats.D14]" office:value-type="percentage" office:value="0.000775843618463295" calcext:value-type="percentage">
            <text:p>0.08%</text:p>
          </table:table-cell>
          <table:table-cell table:style-name="ce16" table:formula="of:=['file:///home/lit/Nextcloud/Uni/Bac/measurements/ms_2020-11-03_10h_ts60s_btc40m/Evaluation.ods'#$Stats.F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3_10h_ts60s_btc40m/Evaluation.ods'#$Stats.E14]" office:value-type="percentage" office:value="0.697318007662835" calcext:value-type="percentage">
            <text:p>69.73%</text:p>
          </table:table-cell>
          <table:table-cell table:style-name="ce16" table:formula="of:=['file:///home/lit/Nextcloud/Uni/Bac/measurements/ms_2020-11-03_10h_ts60s_btc40m/Evaluation.ods'#$Stats.G14]" office:value-type="percentage" office:value="0.302681992337165" calcext:value-type="percentage">
            <text:p>30.27%</text:p>
          </table:table-cell>
          <table:table-cell table:style-name="ce20" table:formula="of:=['file:///home/lit/Nextcloud/Uni/Bac/measurements/ms_2020-11-03_10h_ts60s_btc40m/Evaluation.ods'#$Stats.J14]" office:value-type="percentage" office:value="0.545691541223752" calcext:value-type="percentage">
            <text:p>54.57%</text:p>
          </table:table-cell>
          <table:table-cell table:style-name="ce16" table:formula="of:=['file:///home/lit/Nextcloud/Uni/Bac/measurements/ms_2020-11-03_10h_ts60s_btc40m/Evaluation.ods'#$Stats.L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3_10h_ts60s_btc40m/Evaluation.ods'#$Stats.K14]" office:value-type="percentage" office:value="1" calcext:value-type="percentage">
            <text:p>100.00%</text:p>
          </table:table-cell>
          <table:table-cell table:style-name="ce16" table:formula="of:=['file:///home/lit/Nextcloud/Uni/Bac/measurements/ms_2020-11-03_10h_ts60s_btc40m/Evaluation.ods'#$Stats.M14]" office:value-type="percentage" office:value="0" calcext:value-type="percentage">
            <text:p>0.00%</text:p>
          </table:table-cell>
          <table:table-cell table:style-name="ce20" table:formula="of:=([.N27]+[.R27])/2" office:value-type="percentage" office:value="0.848659003831417" calcext:value-type="percentage">
            <text:p>84.87%</text:p>
          </table:table-cell>
          <table:table-cell table:style-name="ce16" table:formula="of:=([.Q27]+[.M27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6" office:value-type="float" office:value="11" calcext:value-type="float" table:number-columns-spanned="1" table:number-rows-spanned="4">
            <text:p>11</text:p>
          </table:table-cell>
          <table:table-cell table:style-name="ce6" office:value-type="float" office:value="4" calcext:value-type="float" table:number-columns-spanned="1" table:number-rows-spanned="4">
            <text:p>4</text:p>
          </table:table-cell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32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40" calcext:value-type="float" table:number-columns-spanned="1" table:number-rows-spanned="4">
            <text:p>40</text:p>
          </table:table-cell>
          <table:table-cell table:style-name="ce10" office:value-type="string" calcext:value-type="string" table:number-columns-spanned="1" table:number-rows-spanned="4">
            <text:p>LD-7</text:p>
          </table:table-cell>
          <table:table-cell table:style-name="ce6" office:value-type="float" office:value="8265" calcext:value-type="float" table:number-columns-spanned="1" table:number-rows-spanned="4">
            <text:p>8265</text:p>
          </table:table-cell>
          <table:table-cell table:style-name="ce14" table:formula="of:=COMBIN([.G28];2)" office:value-type="float" office:value="34150980" calcext:value-type="float" table:number-columns-spanned="1" table:number-rows-spanned="4">
            <text:p>34150980</text:p>
          </table:table-cell>
          <table:table-cell table:style-name="ce6" table:formula="of:=['file:///home/lit/Nextcloud/Uni/Bac/measurements/ms_2020-11-04_10h_ts60s_btc40m/Evaluation.ods'#$Stats.B3]" office:value-type="float" office:value="663327" calcext:value-type="float" table:number-columns-spanned="1" table:number-rows-spanned="4">
            <text:p>663327</text:p>
          </table:table-cell>
          <table:table-cell table:style-name="ce7" office:value-type="string" calcext:value-type="string">
            <text:p>Starke</text:p>
          </table:table-cell>
          <table:table-cell table:style-name="ce18" table:formula="of:=['file:///home/lit/Nextcloud/Uni/Bac/measurements/ms_2020-11-04_10h_ts60s_btc40m/Evaluation.ods'#$Stats.C4]" office:value-type="percentage" office:value="0.987125505218391" calcext:value-type="percentage">
            <text:p>98.71%</text:p>
          </table:table-cell>
          <table:table-cell table:style-name="ce23" table:formula="of:=['file:///home/lit/Nextcloud/Uni/Bac/measurements/ms_2020-11-04_10h_ts60s_btc40m/Evaluation.ods'#$Stats.D4]" office:value-type="percentage" office:value="0.0374249804395117" calcext:value-type="percentage">
            <text:p>3.74%</text:p>
          </table:table-cell>
          <table:table-cell table:style-name="ce18" table:formula="of:=['file:///home/lit/Nextcloud/Uni/Bac/measurements/ms_2020-11-04_10h_ts60s_btc40m/Evaluation.ods'#$Stats.F4]" office:value-type="percentage" office:value="0.554642497482377" calcext:value-type="percentage">
            <text:p>55.46%</text:p>
          </table:table-cell>
          <table:table-cell table:style-name="ce18" table:formula="of:=['file:///home/lit/Nextcloud/Uni/Bac/measurements/ms_2020-11-04_10h_ts60s_btc40m/Evaluation.ods'#$Stats.E4]" office:value-type="percentage" office:value="0.0073313192346425" calcext:value-type="percentage">
            <text:p>0.73%</text:p>
          </table:table-cell>
          <table:table-cell table:style-name="ce18" table:formula="of:=['file:///home/lit/Nextcloud/Uni/Bac/measurements/ms_2020-11-04_10h_ts60s_btc40m/Evaluation.ods'#$Stats.G4]" office:value-type="percentage" office:value="0.438026183282981" calcext:value-type="percentage">
            <text:p>43.80%</text:p>
          </table:table-cell>
          <table:table-cell table:style-name="ce23" table:formula="of:=['file:///home/lit/Nextcloud/Uni/Bac/measurements/ms_2020-11-04_10h_ts60s_btc40m/Evaluation.ods'#$Stats.J4]" office:value-type="percentage" office:value="0.94970052477888" calcext:value-type="percentage">
            <text:p>94.97%</text:p>
          </table:table-cell>
          <table:table-cell table:style-name="ce18" table:formula="of:=['file:///home/lit/Nextcloud/Uni/Bac/measurements/ms_2020-11-04_10h_ts60s_btc40m/Evaluation.ods'#$Stats.L4]" office:value-type="percentage" office:value="0.000049209317387398" calcext:value-type="percentage">
            <text:p>0.00%</text:p>
          </table:table-cell>
          <table:table-cell table:style-name="ce18" table:formula="of:=['file:///home/lit/Nextcloud/Uni/Bac/measurements/ms_2020-11-04_10h_ts60s_btc40m/Evaluation.ods'#$Stats.K4]" office:value-type="percentage" office:value="0.738996955371911" calcext:value-type="percentage">
            <text:p>73.90%</text:p>
          </table:table-cell>
          <table:table-cell table:style-name="ce18" table:formula="of:=['file:///home/lit/Nextcloud/Uni/Bac/measurements/ms_2020-11-04_10h_ts60s_btc40m/Evaluation.ods'#$Stats.M4]" office:value-type="percentage" office:value="0.260953835310701" calcext:value-type="percentage">
            <text:p>26.10%</text:p>
          </table:table-cell>
          <table:table-cell table:style-name="ce23" table:formula="of:=([.N28]+[.R28])/2" office:value-type="percentage" office:value="0.373164137303277" calcext:value-type="percentage">
            <text:p>37.32%</text:p>
          </table:table-cell>
          <table:table-cell table:style-name="ce18" table:formula="of:=([.Q28]+[.M28])/2" office:value-type="percentage" office:value="0.277345853399882" calcext:value-type="percentage">
            <text:p>27.73%</text:p>
          </table:table-cell>
          <table:table-cell table:style-name="ce7" office:value-type="string" calcext:value-type="string">
            <text:p>D</text:p>
          </table:table-cell>
          <table:table-cell table:style-name="ce7" table:number-columns-repeated="1002"/>
        </table:table-row>
        <table:table-row table:style-name="ro1">
          <table:covered-table-cell table:number-columns-repeated="9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1-04_10h_ts60s_btc40m/Evaluation.ods'#$Stats.C8]" office:value-type="percentage" office:value="0.731966285105235" calcext:value-type="percentage">
            <text:p>73.20%</text:p>
          </table:table-cell>
          <table:table-cell table:style-name="ce20" table:formula="of:=['file:///home/lit/Nextcloud/Uni/Bac/measurements/ms_2020-11-04_10h_ts60s_btc40m/Evaluation.ods'#$Stats.D8]" office:value-type="percentage" office:value="0.000321108593499134" calcext:value-type="percentage">
            <text:p>0.03%</text:p>
          </table:table-cell>
          <table:table-cell table:style-name="ce13" table:number-columns-repeated="3"/>
          <table:table-cell table:style-name="ce20" table:formula="of:=['file:///home/lit/Nextcloud/Uni/Bac/measurements/ms_2020-11-04_10h_ts60s_btc40m/Evaluation.ods'#$Stats.J8]" office:value-type="percentage" office:value="0.731645176511736" calcext:value-type="percentage">
            <text:p>73.16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9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1-04_10h_ts60s_btc40m/Evaluation.ods'#$Stats.C12]" office:value-type="percentage" office:value="0.563456636018133" calcext:value-type="percentage">
            <text:p>56.35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1-04_10h_ts60s_btc40m/Evaluation.ods'#$Stats.J12]" office:value-type="percentage" office:value="0.563456636018133" calcext:value-type="percentage">
            <text:p>56.35%</text:p>
          </table:table-cell>
          <table:table-cell table:style-name="ce16" table:formula="of:=['file:///home/lit/Nextcloud/Uni/Bac/measurements/ms_2020-11-04_10h_ts60s_btc40m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4_10h_ts60s_btc40m/Evaluation.ods'#$Stats.K12]" office:value-type="percentage" office:value="0.999772578901743" calcext:value-type="percentage">
            <text:p>99.98%</text:p>
          </table:table-cell>
          <table:table-cell table:style-name="ce16" table:formula="of:=['file:///home/lit/Nextcloud/Uni/Bac/measurements/ms_2020-11-04_10h_ts60s_btc40m/Evaluation.ods'#$Stats.M12]" office:value-type="percentage" office:value="0.000227421098256617" calcext:value-type="percentage">
            <text:p>0.02%</text:p>
          </table:table-cell>
          <table:table-cell table:style-name="ce20" table:formula="of:=([.N30]+[.R30])/2" office:value-type="percentage" office:value="0.499886289450872" calcext:value-type="percentage">
            <text:p>49.99%</text:p>
          </table:table-cell>
          <table:table-cell table:style-name="ce16" table:formula="of:=([.Q30]+[.M30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9"/>
          <table:table-cell table:style-name="ce25" office:value-type="string" calcext:value-type="string">
            <text:p>non-Bitcoin</text:p>
          </table:table-cell>
          <table:table-cell table:style-name="ce16" table:formula="of:=['file:///home/lit/Nextcloud/Uni/Bac/measurements/ms_2020-11-04_10h_ts60s_btc40m/Evaluation.ods'#$Stats.C14]" office:value-type="percentage" office:value="0.448172620743615" calcext:value-type="percentage">
            <text:p>44.82%</text:p>
          </table:table-cell>
          <table:table-cell table:style-name="ce20" table:formula="of:=['file:///home/lit/Nextcloud/Uni/Bac/measurements/ms_2020-11-04_10h_ts60s_btc40m/Evaluation.ods'#$Stats.D14]" office:value-type="percentage" office:value="0.000449250520482356" calcext:value-type="percentage">
            <text:p>0.04%</text:p>
          </table:table-cell>
          <table:table-cell table:style-name="ce16" table:formula="of:=['file:///home/lit/Nextcloud/Uni/Bac/measurements/ms_2020-11-04_10h_ts60s_btc40m/Evaluation.ods'#$Stats.F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4_10h_ts60s_btc40m/Evaluation.ods'#$Stats.E14]" office:value-type="percentage" office:value="0.714765100671141" calcext:value-type="percentage">
            <text:p>71.48%</text:p>
          </table:table-cell>
          <table:table-cell table:style-name="ce16" table:formula="of:=['file:///home/lit/Nextcloud/Uni/Bac/measurements/ms_2020-11-04_10h_ts60s_btc40m/Evaluation.ods'#$Stats.G14]" office:value-type="percentage" office:value="0.285234899328859" calcext:value-type="percentage">
            <text:p>28.52%</text:p>
          </table:table-cell>
          <table:table-cell table:style-name="ce20" table:formula="of:=['file:///home/lit/Nextcloud/Uni/Bac/measurements/ms_2020-11-04_10h_ts60s_btc40m/Evaluation.ods'#$Stats.J14]" office:value-type="percentage" office:value="0.447723370223133" calcext:value-type="percentage">
            <text:p>44.77%</text:p>
          </table:table-cell>
          <table:table-cell table:style-name="ce16" table:formula="of:=['file:///home/lit/Nextcloud/Uni/Bac/measurements/ms_2020-11-04_10h_ts60s_btc40m/Evaluation.ods'#$Stats.L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4_10h_ts60s_btc40m/Evaluation.ods'#$Stats.K14]" office:value-type="percentage" office:value="1" calcext:value-type="percentage">
            <text:p>100.00%</text:p>
          </table:table-cell>
          <table:table-cell table:style-name="ce16" table:formula="of:=['file:///home/lit/Nextcloud/Uni/Bac/measurements/ms_2020-11-04_10h_ts60s_btc40m/Evaluation.ods'#$Stats.M14]" office:value-type="percentage" office:value="0" calcext:value-type="percentage">
            <text:p>0.00%</text:p>
          </table:table-cell>
          <table:table-cell table:style-name="ce20" table:formula="of:=([.N31]+[.R31])/2" office:value-type="percentage" office:value="0.857382550335571" calcext:value-type="percentage">
            <text:p>85.74%</text:p>
          </table:table-cell>
          <table:table-cell table:style-name="ce16" table:formula="of:=([.Q31]+[.M31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6" office:value-type="float" office:value="11" calcext:value-type="float" table:number-columns-spanned="1" table:number-rows-spanned="4">
            <text:p>11</text:p>
          </table:table-cell>
          <table:table-cell table:style-name="ce6" office:value-type="float" office:value="5" calcext:value-type="float" table:number-columns-spanned="1" table:number-rows-spanned="4">
            <text:p>5</text:p>
          </table:table-cell>
          <table:table-cell table:style-name="ce30" office:value-type="float" office:value="5" calcext:value-type="float" table:number-columns-spanned="1" table:number-rows-spanned="4">
            <text:p>5</text:p>
          </table:table-cell>
          <table:table-cell table:style-name="ce32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40" calcext:value-type="float" table:number-columns-spanned="1" table:number-rows-spanned="4">
            <text:p>40</text:p>
          </table:table-cell>
          <table:table-cell table:style-name="ce10" office:value-type="string" calcext:value-type="string" table:number-columns-spanned="1" table:number-rows-spanned="4">
            <text:p>SD-8</text:p>
          </table:table-cell>
          <table:table-cell table:style-name="ce6" office:value-type="float" office:value="8238" calcext:value-type="float" table:number-columns-spanned="1" table:number-rows-spanned="4">
            <text:p>8238</text:p>
          </table:table-cell>
          <table:table-cell table:style-name="ce14" table:formula="of:=COMBIN([.G32];2)" office:value-type="float" office:value="33928203" calcext:value-type="float" table:number-columns-spanned="1" table:number-rows-spanned="4">
            <text:p>33928203</text:p>
          </table:table-cell>
          <table:table-cell table:style-name="ce6" table:formula="of:=['file:///home/lit/Nextcloud/Uni/Bac/measurements/ms_2020-11-05_5h_ts60s_btc40m/Evaluation.ods'#$Stats.B3]" office:value-type="float" office:value="668031" calcext:value-type="float" table:number-columns-spanned="1" table:number-rows-spanned="4">
            <text:p>668031</text:p>
          </table:table-cell>
          <table:table-cell table:style-name="ce7" office:value-type="string" calcext:value-type="string">
            <text:p>Starke</text:p>
          </table:table-cell>
          <table:table-cell table:style-name="ce18" table:formula="of:=['file:///home/lit/Nextcloud/Uni/Bac/measurements/ms_2020-11-05_5h_ts60s_btc40m/Evaluation.ods'#$Stats.C4]" office:value-type="percentage" office:value="0.988795430152194" calcext:value-type="percentage">
            <text:p>98.88%</text:p>
          </table:table-cell>
          <table:table-cell table:style-name="ce23" table:formula="of:=['file:///home/lit/Nextcloud/Uni/Bac/measurements/ms_2020-11-05_5h_ts60s_btc40m/Evaluation.ods'#$Stats.D4]" office:value-type="percentage" office:value="0.0408528945513008" calcext:value-type="percentage">
            <text:p>4.09%</text:p>
          </table:table-cell>
          <table:table-cell table:style-name="ce18" table:formula="of:=['file:///home/lit/Nextcloud/Uni/Bac/measurements/ms_2020-11-05_5h_ts60s_btc40m/Evaluation.ods'#$Stats.F4]" office:value-type="percentage" office:value="0.596387087318163" calcext:value-type="percentage">
            <text:p>59.64%</text:p>
          </table:table-cell>
          <table:table-cell table:style-name="ce18" table:formula="of:=['file:///home/lit/Nextcloud/Uni/Bac/measurements/ms_2020-11-05_5h_ts60s_btc40m/Evaluation.ods'#$Stats.E4]" office:value-type="percentage" office:value="0.0107361401194533" calcext:value-type="percentage">
            <text:p>1.07%</text:p>
          </table:table-cell>
          <table:table-cell table:style-name="ce18" table:formula="of:=['file:///home/lit/Nextcloud/Uni/Bac/measurements/ms_2020-11-05_5h_ts60s_btc40m/Evaluation.ods'#$Stats.G4]" office:value-type="percentage" office:value="0.392876772562383" calcext:value-type="percentage">
            <text:p>39.29%</text:p>
          </table:table-cell>
          <table:table-cell table:style-name="ce23" table:formula="of:=['file:///home/lit/Nextcloud/Uni/Bac/measurements/ms_2020-11-05_5h_ts60s_btc40m/Evaluation.ods'#$Stats.J4]" office:value-type="percentage" office:value="0.947942535600893" calcext:value-type="percentage">
            <text:p>94.79%</text:p>
          </table:table-cell>
          <table:table-cell table:style-name="ce18" table:formula="of:=['file:///home/lit/Nextcloud/Uni/Bac/measurements/ms_2020-11-05_5h_ts60s_btc40m/Evaluation.ods'#$Stats.L4]" office:value-type="percentage" office:value="0.000104223417106853" calcext:value-type="percentage">
            <text:p>0.01%</text:p>
          </table:table-cell>
          <table:table-cell table:style-name="ce18" table:formula="of:=['file:///home/lit/Nextcloud/Uni/Bac/measurements/ms_2020-11-05_5h_ts60s_btc40m/Evaluation.ods'#$Stats.K4]" office:value-type="percentage" office:value="0.784401228573008" calcext:value-type="percentage">
            <text:p>78.44%</text:p>
          </table:table-cell>
          <table:table-cell table:style-name="ce18" table:formula="of:=['file:///home/lit/Nextcloud/Uni/Bac/measurements/ms_2020-11-05_5h_ts60s_btc40m/Evaluation.ods'#$Stats.M4]" office:value-type="percentage" office:value="0.215494548009885" calcext:value-type="percentage">
            <text:p>21.55%</text:p>
          </table:table-cell>
          <table:table-cell table:style-name="ce23" table:formula="of:=([.N32]+[.R32])/2" office:value-type="percentage" office:value="0.397568684346231" calcext:value-type="percentage">
            <text:p>39.76%</text:p>
          </table:table-cell>
          <table:table-cell table:style-name="ce18" table:formula="of:=([.Q32]+[.M32])/2" office:value-type="percentage" office:value="0.298245655367635" calcext:value-type="percentage">
            <text:p>29.82%</text:p>
          </table:table-cell>
          <table:table-cell table:style-name="ce7" office:value-type="string" calcext:value-type="string">
            <text:p>D</text:p>
          </table:table-cell>
          <table:table-cell table:style-name="ce7" table:number-columns-repeated="1002"/>
        </table:table-row>
        <table:table-row table:style-name="ro1">
          <table:covered-table-cell table:number-columns-repeated="9"/>
          <table:table-cell office:value-type="string" calcext:value-type="string">
            <text:p>all supporting</text:p>
          </table:table-cell>
          <table:table-cell table:style-name="ce16" table:formula="of:=['file:///home/lit/Nextcloud/Uni/Bac/measurements/ms_2020-11-05_5h_ts60s_btc40m/Evaluation.ods'#$Stats.C8]" office:value-type="percentage" office:value="0.776800777209441" calcext:value-type="percentage">
            <text:p>77.68%</text:p>
          </table:table-cell>
          <table:table-cell table:style-name="ce20" table:formula="of:=['file:///home/lit/Nextcloud/Uni/Bac/measurements/ms_2020-11-05_5h_ts60s_btc40m/Evaluation.ods'#$Stats.D8]" office:value-type="percentage" office:value="0.000537400210469275" calcext:value-type="percentage">
            <text:p>0.05%</text:p>
          </table:table-cell>
          <table:table-cell table:style-name="ce13" table:number-columns-repeated="3"/>
          <table:table-cell table:style-name="ce20" table:formula="of:=['file:///home/lit/Nextcloud/Uni/Bac/measurements/ms_2020-11-05_5h_ts60s_btc40m/Evaluation.ods'#$Stats.J8]" office:value-type="percentage" office:value="0.776263376998972" calcext:value-type="percentage">
            <text:p>77.63%</text:p>
          </table:table-cell>
          <table:table-cell table:style-name="ce13" table:number-columns-repeated="3"/>
          <table:table-cell table:style-name="ce20"/>
          <table:table-cell table:style-name="ce16"/>
          <table:table-cell table:number-columns-repeated="1003"/>
        </table:table-row>
        <table:table-row table:style-name="ro1">
          <table:covered-table-cell table:number-columns-repeated="9"/>
          <table:table-cell office:value-type="string" calcext:value-type="string">
            <text:p>Bitcoin</text:p>
          </table:table-cell>
          <table:table-cell table:style-name="ce16" table:formula="of:=['file:///home/lit/Nextcloud/Uni/Bac/measurements/ms_2020-11-05_5h_ts60s_btc40m/Evaluation.ods'#$Stats.C12]" office:value-type="percentage" office:value="0.574078149067933" calcext:value-type="percentage">
            <text:p>57.41%</text:p>
          </table:table-cell>
          <table:table-cell table:style-name="ce24"/>
          <table:table-cell table:style-name="ce13" table:number-columns-repeated="3"/>
          <table:table-cell table:style-name="ce20" table:formula="of:=['file:///home/lit/Nextcloud/Uni/Bac/measurements/ms_2020-11-05_5h_ts60s_btc40m/Evaluation.ods'#$Stats.J12]" office:value-type="percentage" office:value="0.574078149067933" calcext:value-type="percentage">
            <text:p>57.41%</text:p>
          </table:table-cell>
          <table:table-cell table:style-name="ce16" table:formula="of:=['file:///home/lit/Nextcloud/Uni/Bac/measurements/ms_2020-11-05_5h_ts60s_btc40m/Evaluation.ods'#$Stats.L12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5_5h_ts60s_btc40m/Evaluation.ods'#$Stats.K12]" office:value-type="percentage" office:value="0.99959843755704" calcext:value-type="percentage">
            <text:p>99.96%</text:p>
          </table:table-cell>
          <table:table-cell table:style-name="ce16" table:formula="of:=['file:///home/lit/Nextcloud/Uni/Bac/measurements/ms_2020-11-05_5h_ts60s_btc40m/Evaluation.ods'#$Stats.M12]" office:value-type="percentage" office:value="0.00040156244295988" calcext:value-type="percentage">
            <text:p>0.04%</text:p>
          </table:table-cell>
          <table:table-cell table:style-name="ce20" table:formula="of:=([.N34]+[.R34])/2" office:value-type="percentage" office:value="0.49979921877852" calcext:value-type="percentage">
            <text:p>49.98%</text:p>
          </table:table-cell>
          <table:table-cell table:style-name="ce16" table:formula="of:=([.Q34]+[.M34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covered-table-cell table:number-columns-repeated="9"/>
          <table:table-cell table:style-name="ce25" office:value-type="string" calcext:value-type="string">
            <text:p>non-Bitcoin</text:p>
          </table:table-cell>
          <table:table-cell table:style-name="ce16" table:formula="of:=['file:///home/lit/Nextcloud/Uni/Bac/measurements/ms_2020-11-05_5h_ts60s_btc40m/Evaluation.ods'#$Stats.C14]" office:value-type="percentage" office:value="0.536753533892888" calcext:value-type="percentage">
            <text:p>53.68%</text:p>
          </table:table-cell>
          <table:table-cell table:style-name="ce20" table:formula="of:=['file:///home/lit/Nextcloud/Uni/Bac/measurements/ms_2020-11-05_5h_ts60s_btc40m/Evaluation.ods'#$Stats.D14]" office:value-type="percentage" office:value="0.00076792843445888" calcext:value-type="percentage">
            <text:p>0.08%</text:p>
          </table:table-cell>
          <table:table-cell table:style-name="ce16" table:formula="of:=['file:///home/lit/Nextcloud/Uni/Bac/measurements/ms_2020-11-05_5h_ts60s_btc40m/Evaluation.ods'#$Stats.F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5_5h_ts60s_btc40m/Evaluation.ods'#$Stats.E14]" office:value-type="percentage" office:value="0.699805068226121" calcext:value-type="percentage">
            <text:p>69.98%</text:p>
          </table:table-cell>
          <table:table-cell table:style-name="ce16" table:formula="of:=['file:///home/lit/Nextcloud/Uni/Bac/measurements/ms_2020-11-05_5h_ts60s_btc40m/Evaluation.ods'#$Stats.G14]" office:value-type="percentage" office:value="0.300194931773879" calcext:value-type="percentage">
            <text:p>30.02%</text:p>
          </table:table-cell>
          <table:table-cell table:style-name="ce20" table:formula="of:=['file:///home/lit/Nextcloud/Uni/Bac/measurements/ms_2020-11-05_5h_ts60s_btc40m/Evaluation.ods'#$Stats.J14]" office:value-type="percentage" office:value="0.535985605458429" calcext:value-type="percentage">
            <text:p>53.60%</text:p>
          </table:table-cell>
          <table:table-cell table:style-name="ce16" table:formula="of:=['file:///home/lit/Nextcloud/Uni/Bac/measurements/ms_2020-11-05_5h_ts60s_btc40m/Evaluation.ods'#$Stats.L14]" office:value-type="percentage" office:value="0" calcext:value-type="percentage">
            <text:p>0.00%</text:p>
          </table:table-cell>
          <table:table-cell table:style-name="ce16" table:formula="of:=['file:///home/lit/Nextcloud/Uni/Bac/measurements/ms_2020-11-05_5h_ts60s_btc40m/Evaluation.ods'#$Stats.K14]" office:value-type="percentage" office:value="1" calcext:value-type="percentage">
            <text:p>100.00%</text:p>
          </table:table-cell>
          <table:table-cell table:style-name="ce16" table:formula="of:=['file:///home/lit/Nextcloud/Uni/Bac/measurements/ms_2020-11-05_5h_ts60s_btc40m/Evaluation.ods'#$Stats.M14]" office:value-type="percentage" office:value="0" calcext:value-type="percentage">
            <text:p>0.00%</text:p>
          </table:table-cell>
          <table:table-cell table:style-name="ce20" table:formula="of:=([.N35]+[.R35])/2" office:value-type="percentage" office:value="0.84990253411306" calcext:value-type="percentage">
            <text:p>84.99%</text:p>
          </table:table-cell>
          <table:table-cell table:style-name="ce16" table:formula="of:=([.Q35]+[.M35])/2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1">
          <table:table-cell table:style-name="ce7" table:number-columns-repeated="11"/>
          <table:table-cell table:style-name="ce26"/>
          <table:table-cell table:style-name="ce7" table:number-columns-repeated="3"/>
          <table:table-cell table:style-name="ce26"/>
          <table:table-cell table:style-name="ce7" table:number-columns-repeated="3"/>
          <table:table-cell table:style-name="ce26"/>
          <table:table-cell table:style-name="ce7"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tcoin decided" table:style-name="ta1" table:print="false">
        <office:forms form:automatic-focus="false" form:apply-design-mode="false"/>
        <table:shapes>
          <draw:frame draw:z-index="0" draw:style-name="gr1" draw:text-style-name="P1" svg:width="26.41cm" svg:height="14.788cm" svg:x="16.215cm" svg:y="0.203cm">
            <draw:object draw:notify-on-update-of-ranges="'Bitcoin decided'.C2:'Bitcoin decided'.C9 'Bitcoin decided'.D2:'Bitcoin decided'.D9 'Bitcoin decided'.E2:'Bitcoin decided'.E9 'Bitcoin decided'.F2:'Bitcoin decided'.F9 'Bitcoin decided'.D2:'Bitcoin decided'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41cm" svg:height="16.313cm" svg:x="15.805cm" svg:y="17.138cm">
            <draw:object draw:notify-on-update-of-ranges="'Bitcoin decided'.C2:'Bitcoin decided'.C9 'Bitcoin decided'.D2:'Bitcoin decided'.D9 'Bitcoin decided'.C2:'Bitcoin decided'.C9 'Bitcoin decided'.F2:'Bitcoin decided'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4" table:default-cell-style-name="Default"/>
        <table:table-column table:style-name="co8" table:number-columns-repeated="3" table:default-cell-style-name="ce16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%decided</text:p>
          </table:table-cell>
          <table:table-cell table:style-name="Default" office:value-type="string" calcext:value-type="string">
            <text:p>% decided others</text:p>
          </table:table-cell>
          <table:table-cell table:style-name="Default"/>
        </table:table-row>
        <table:table-row table:style-name="ro1">
          <table:table-cell table:formula="of:=[$Overview.A4]" office:value-type="float" office:value="10" calcext:value-type="float">
            <text:p>10</text:p>
          </table:table-cell>
          <table:table-cell table:formula="of:=[$Overview.B4]" office:value-type="float" office:value="18" calcext:value-type="float">
            <text:p>18</text:p>
          </table:table-cell>
          <table:table-cell table:formula="of:=[$Overview.V4]"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$Overview.K6]" office:value-type="percentage" office:value="0.402358195525025" calcext:value-type="percentage">
            <text:p>40.24%</text:p>
          </table:table-cell>
          <table:table-cell table:formula="of:=[$Overview.K7]" office:value-type="percentage" office:value="0.434016613811191" calcext:value-type="percentage">
            <text:p>43.40%</text:p>
          </table:table-cell>
          <table:table-cell/>
        </table:table-row>
        <table:table-row table:style-name="ro1">
          <table:table-cell table:formula="of:=[$Overview.A8]" office:value-type="float" office:value="10" calcext:value-type="float">
            <text:p>10</text:p>
          </table:table-cell>
          <table:table-cell table:formula="of:=[$Overview.B8]" office:value-type="float" office:value="21" calcext:value-type="float">
            <text:p>21</text:p>
          </table:table-cell>
          <table:table-cell table:formula="of:=[$Overview.V8]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$Overview.K10]" office:value-type="percentage" office:value="0.494943257328537" calcext:value-type="percentage">
            <text:p>49.49%</text:p>
          </table:table-cell>
          <table:table-cell table:formula="of:=[$Overview.K11]" office:value-type="percentage" office:value="0.509876912586366" calcext:value-type="percentage">
            <text:p>50.99%</text:p>
          </table:table-cell>
          <table:table-cell/>
        </table:table-row>
        <table:table-row table:style-name="ro1">
          <table:table-cell table:formula="of:=[$Overview.A12]" office:value-type="float" office:value="10" calcext:value-type="float">
            <text:p>10</text:p>
          </table:table-cell>
          <table:table-cell table:formula="of:=[$Overview.B12]" office:value-type="float" office:value="22" calcext:value-type="float">
            <text:p>22</text:p>
          </table:table-cell>
          <table:table-cell table:formula="of:=[$Overview.V12]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$Overview.K14]" office:value-type="percentage" office:value="0.570077711179258" calcext:value-type="percentage">
            <text:p>57.01%</text:p>
          </table:table-cell>
          <table:table-cell table:formula="of:=[$Overview.K15]" office:value-type="percentage" office:value="0.456854613883468" calcext:value-type="percentage">
            <text:p>45.69%</text:p>
          </table:table-cell>
          <table:table-cell/>
        </table:table-row>
        <table:table-row table:style-name="ro1">
          <table:table-cell table:formula="of:=[$Overview.A16]" office:value-type="float" office:value="10" calcext:value-type="float">
            <text:p>10</text:p>
          </table:table-cell>
          <table:table-cell table:formula="of:=[$Overview.B16]" office:value-type="float" office:value="26" calcext:value-type="float">
            <text:p>26</text:p>
          </table:table-cell>
          <table:table-cell table:formula="of:=[$Overview.V16]"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$Overview.K18]" office:value-type="percentage" office:value="0.550741110592309" calcext:value-type="percentage">
            <text:p>55.07%</text:p>
          </table:table-cell>
          <table:table-cell table:formula="of:=[$Overview.K19]" office:value-type="percentage" office:value="0.482200735487081" calcext:value-type="percentage">
            <text:p>48.22%</text:p>
          </table:table-cell>
          <table:table-cell/>
        </table:table-row>
        <table:table-row table:style-name="ro1">
          <table:table-cell table:formula="of:=[$Overview.A20]" office:value-type="float" office:value="11" calcext:value-type="float">
            <text:p>11</text:p>
          </table:table-cell>
          <table:table-cell table:formula="of:=[$Overview.B20]" office:value-type="float" office:value="2" calcext:value-type="float">
            <text:p>2</text:p>
          </table:table-cell>
          <table:table-cell table:formula="of:=[$Overview.V20]"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$Overview.K22]" office:value-type="percentage" office:value="0.588793651697658" calcext:value-type="percentage">
            <text:p>58.88%</text:p>
          </table:table-cell>
          <table:table-cell table:formula="of:=[$Overview.K23]" office:value-type="percentage" office:value="0.530113620183956" calcext:value-type="percentage">
            <text:p>53.01%</text:p>
          </table:table-cell>
          <table:table-cell/>
        </table:table-row>
        <table:table-row table:style-name="ro1">
          <table:table-cell table:formula="of:=[$Overview.A24]" office:value-type="float" office:value="11" calcext:value-type="float">
            <text:p>11</text:p>
          </table:table-cell>
          <table:table-cell table:formula="of:=[$Overview.B24]" office:value-type="float" office:value="3" calcext:value-type="float">
            <text:p>3</text:p>
          </table:table-cell>
          <table:table-cell table:formula="of:=[$Overview.V24]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$Overview.K26]" office:value-type="percentage" office:value="0.595497134431999" calcext:value-type="percentage">
            <text:p>59.55%</text:p>
          </table:table-cell>
          <table:table-cell table:formula="of:=[$Overview.K27]" office:value-type="percentage" office:value="0.546467384842215" calcext:value-type="percentage">
            <text:p>54.65%</text:p>
          </table:table-cell>
          <table:table-cell/>
        </table:table-row>
        <table:table-row table:style-name="ro1">
          <table:table-cell table:formula="of:=[$Overview.A28]" office:value-type="float" office:value="11" calcext:value-type="float">
            <text:p>11</text:p>
          </table:table-cell>
          <table:table-cell table:formula="of:=[$Overview.B28]" office:value-type="float" office:value="4" calcext:value-type="float">
            <text:p>4</text:p>
          </table:table-cell>
          <table:table-cell table:formula="of:=[$Overview.V28]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$Overview.K30]" office:value-type="percentage" office:value="0.563456636018133" calcext:value-type="percentage">
            <text:p>56.35%</text:p>
          </table:table-cell>
          <table:table-cell table:formula="of:=[$Overview.K31]" office:value-type="percentage" office:value="0.448172620743615" calcext:value-type="percentage">
            <text:p>44.82%</text:p>
          </table:table-cell>
          <table:table-cell/>
        </table:table-row>
        <table:table-row table:style-name="ro1">
          <table:table-cell table:formula="of:=[$Overview.A32]" office:value-type="float" office:value="11" calcext:value-type="float">
            <text:p>11</text:p>
          </table:table-cell>
          <table:table-cell table:formula="of:=[$Overview.B32]" office:value-type="float" office:value="5" calcext:value-type="float">
            <text:p>5</text:p>
          </table:table-cell>
          <table:table-cell table:formula="of:=[$Overview.V32]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$Overview.K34]" office:value-type="percentage" office:value="0.574078149067933" calcext:value-type="percentage">
            <text:p>57.41%</text:p>
          </table:table-cell>
          <table:table-cell table:formula="of:=[$Overview.K35]" office:value-type="percentage" office:value="0.536753533892888" calcext:value-type="percentage">
            <text:p>53.68%</text:p>
          </table:table-cell>
          <table:table-cell/>
        </table:table-row>
      </table:table>
      <table:table table:name="'file:///home/lit/Nextcloud/Uni/Bac/measurements/ms_2020-10-21_10h_ts120s_btc80m/Evaluation.ods'#Stats" table:print="false" table:style-name="ta_extref">
        <table:table-source xlink:type="simple" xlink:href="../ms_2020-10-21_10h_ts120s_btc80m/Evaluation.ods" table:table-name="Stats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574876">
            <text:p>574876</text:p>
          </table:table-cell>
        </table:table-row>
        <table:table-row>
          <table:table-cell table:number-columns-repeated="2"/>
          <table:table-cell table:style-name="ce1" office:value-type="float" office:value="0.988557532406989">
            <text:p>0.988557532406989</text:p>
          </table:table-cell>
          <table:table-cell table:style-name="ce1" office:value-type="float" office:value="0.0421029926453705">
            <text:p>0.0421029926453705</text:p>
          </table:table-cell>
          <table:table-cell table:style-name="ce1" office:value-type="float" office:value="0.0123533300280945">
            <text:p>0.0123533300280945</text:p>
          </table:table-cell>
          <table:table-cell table:style-name="ce1" office:value-type="float" office:value="0.582548339117501">
            <text:p>0.582548339117501</text:p>
          </table:table-cell>
          <table:table-cell table:style-name="ce1" office:value-type="float" office:value="0.405098330854404">
            <text:p>0.405098330854404</text:p>
          </table:table-cell>
          <table:table-cell table:number-columns-repeated="2"/>
          <table:table-cell table:style-name="ce1" office:value-type="float" office:value="0.946454539761618">
            <text:p>0.946454539761618</text:p>
          </table:table-cell>
          <table:table-cell table:style-name="ce1" office:value-type="float" office:value="0.736600660915209">
            <text:p>0.736600660915209</text:p>
          </table:table-cell>
          <table:table-cell table:style-name="ce1" office:value-type="float" office:value="0.000123140486754127">
            <text:p>0.000123140486754127</text:p>
          </table:table-cell>
          <table:table-cell table:style-name="ce1" office:value-type="float" office:value="0.263276198598036">
            <text:p>0.263276198598036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729600818263417">
            <text:p>0.729600818263417</text:p>
          </table:table-cell>
          <table:table-cell table:style-name="ce1" office:value-type="float" office:value="0.000636659036035597">
            <text:p>0.000636659036035597</text:p>
          </table:table-cell>
          <table:table-cell table:number-columns-repeated="5"/>
          <table:table-cell table:style-name="ce1" office:value-type="float" office:value="0.728964159227381">
            <text:p>0.728964159227381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494943257328537">
            <text:p>0.494943257328537</text:p>
          </table:table-cell>
          <table:table-cell table:number-columns-repeated="6"/>
          <table:table-cell table:style-name="ce1" office:value-type="float" office:value="0.494943257328537">
            <text:p>0.494943257328537</text:p>
          </table:table-cell>
          <table:table-cell table:style-name="ce1" office:value-type="float" office:value="0.999648544446827">
            <text:p>0.9996485444468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351455553173468">
            <text:p>0.000351455553173468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509876912586366">
            <text:p>0.509876912586366</text:p>
          </table:table-cell>
          <table:table-cell table:style-name="ce1" office:value-type="float" office:value="0.000810609592329476">
            <text:p>0.000810609592329476</text:p>
          </table:table-cell>
          <table:table-cell table:style-name="ce1" office:value-type="float" office:value="0.785407725321888">
            <text:p>0.7854077253218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14592274678112">
            <text:p>0.214592274678112</text:p>
          </table:table-cell>
          <table:table-cell table:number-columns-repeated="2"/>
          <table:table-cell table:style-name="ce1" office:value-type="float" office:value="0.509066302994037">
            <text:p>0.5090663029940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lit/Nextcloud/Uni/Bac/measurements/ms_2020-11-02_10h_ts120s_btc40m/Evaluation.ods'#Stats" table:print="false" table:style-name="ta_extref">
        <table:table-source xlink:type="simple" xlink:href="../ms_2020-11-02_10h_ts120s_btc40m/Evaluation.ods" table:table-name="Stats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632106">
            <text:p>632106</text:p>
          </table:table-cell>
        </table:table-row>
        <table:table-row>
          <table:table-cell table:number-columns-repeated="2"/>
          <table:table-cell table:style-name="ce1" office:value-type="float" office:value="0.988774034734681">
            <text:p>0.988774034734681</text:p>
          </table:table-cell>
          <table:table-cell table:style-name="ce1" office:value-type="float" office:value="0.0379778075196249">
            <text:p>0.0379778075196249</text:p>
          </table:table-cell>
          <table:table-cell table:style-name="ce1" office:value-type="float" office:value="0.0124552195284512">
            <text:p>0.0124552195284512</text:p>
          </table:table-cell>
          <table:table-cell table:style-name="ce1" office:value-type="float" office:value="0.618428726151795">
            <text:p>0.618428726151795</text:p>
          </table:table-cell>
          <table:table-cell table:style-name="ce1" office:value-type="float" office:value="0.369116054319753">
            <text:p>0.369116054319753</text:p>
          </table:table-cell>
          <table:table-cell table:number-columns-repeated="2"/>
          <table:table-cell table:style-name="ce1" office:value-type="float" office:value="0.950796227215056">
            <text:p>0.950796227215056</text:p>
          </table:table-cell>
          <table:table-cell table:style-name="ce1" office:value-type="float" office:value="0.795836633366833">
            <text:p>0.795836633366833</text:p>
          </table:table-cell>
          <table:table-cell table:style-name="ce1" office:value-type="float" office:value="0.000104824593513521">
            <text:p>0.000104824593513521</text:p>
          </table:table-cell>
          <table:table-cell table:style-name="ce1" office:value-type="float" office:value="0.204058542039654">
            <text:p>0.204058542039654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789900744495385">
            <text:p>0.789900744495385</text:p>
          </table:table-cell>
          <table:table-cell table:style-name="ce1" office:value-type="float" office:value="0.000572688757898201">
            <text:p>0.000572688757898201</text:p>
          </table:table-cell>
          <table:table-cell table:number-columns-repeated="5"/>
          <table:table-cell table:style-name="ce1" office:value-type="float" office:value="0.789328055737487">
            <text:p>0.789328055737487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588793651697658">
            <text:p>0.588793651697658</text:p>
          </table:table-cell>
          <table:table-cell table:number-columns-repeated="6"/>
          <table:table-cell table:style-name="ce1" office:value-type="float" office:value="0.588793651697658">
            <text:p>0.588793651697658</text:p>
          </table:table-cell>
          <table:table-cell table:style-name="ce1" office:value-type="float" office:value="0.999553979257349">
            <text:p>0.9995539792573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446020742651405">
            <text:p>0.000446020742651405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float" office:value="0.530113620183956">
            <text:p>0.530113620183956</text:p>
          </table:table-cell>
          <table:table-cell table:style-name="ce1" office:value-type="float" office:value="0.000835302939696823">
            <text:p>0.000835302939696823</text:p>
          </table:table-cell>
          <table:table-cell table:style-name="ce1" office:value-type="float" office:value="0.685606060606061">
            <text:p>0.6856060606060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14393939393939">
            <text:p>0.314393939393939</text:p>
          </table:table-cell>
          <table:table-cell table:number-columns-repeated="2"/>
          <table:table-cell table:style-name="ce1" office:value-type="float" office:value="0.52927831724426">
            <text:p>0.5292783172442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lit/Nextcloud/Uni/Bac/measurements/ms_2020-11-03_10h_ts60s_btc40m/Evaluation.ods'#Stats" table:print="false" table:style-name="ta_extref">
        <table:table-source xlink:type="simple" xlink:href="../ms_2020-11-03_10h_ts60s_btc40m/Evaluation.ods" table:table-name="Stats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2018448">
            <text:p>2018448</text:p>
          </table:table-cell>
        </table:table-row>
        <table:table-row>
          <table:table-cell table:number-columns-repeated="2"/>
          <table:table-cell table:style-name="ce1" office:value-type="float" office:value="0.987589474685501">
            <text:p>0.987589474685501</text:p>
          </table:table-cell>
          <table:table-cell table:style-name="ce1" office:value-type="float" office:value="0.00619039975268127">
            <text:p>0.00619039975268127</text:p>
          </table:table-cell>
          <table:table-cell table:style-name="ce1" office:value-type="float" office:value="0.0477791116446579">
            <text:p>0.0477791116446579</text:p>
          </table:table-cell>
          <table:table-cell table:style-name="ce1" office:value-type="float" office:value="0.701800720288115">
            <text:p>0.701800720288115</text:p>
          </table:table-cell>
          <table:table-cell table:style-name="ce1" office:value-type="float" office:value="0.250420168067227">
            <text:p>0.250420168067227</text:p>
          </table:table-cell>
          <table:table-cell table:number-columns-repeated="2"/>
          <table:table-cell table:style-name="ce1" office:value-type="float" office:value="0.98139907493282">
            <text:p>0.98139907493282</text:p>
          </table:table-cell>
          <table:table-cell table:style-name="ce1" office:value-type="float" office:value="0.79365622647853">
            <text:p>0.79365622647853</text:p>
          </table:table-cell>
          <table:table-cell table:style-name="ce1" office:value-type="float" office:value="0.000249886036822601">
            <text:p>0.000249886036822601</text:p>
          </table:table-cell>
          <table:table-cell table:style-name="ce1" office:value-type="float" office:value="0.206093887484647">
            <text:p>0.206093887484647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793411571662981">
            <text:p>0.793411571662981</text:p>
          </table:table-cell>
          <table:table-cell table:style-name="ce1" office:value-type="float" office:value="0.000541009726284749">
            <text:p>0.000541009726284749</text:p>
          </table:table-cell>
          <table:table-cell table:number-columns-repeated="5"/>
          <table:table-cell table:style-name="ce1" office:value-type="float" office:value="0.792870561936696">
            <text:p>0.792870561936696</text:p>
          </table:table-cell>
        </table:table-row>
        <table:table-row>
          <table:table-cell table:number-columns-repeated="13"/>
        </table:table-row>
        <table:table-row>
          <table:table-cell table:number-columns-repeated="9"/>
          <table:table-cell table:style-name="ce1" office:value-type="float" office:value="0.223792240374783">
            <text:p>0.223792240374783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595497134431999">
            <text:p>0.595497134431999</text:p>
          </table:table-cell>
          <table:table-cell table:number-columns-repeated="6"/>
          <table:table-cell table:style-name="ce1" office:value-type="float" office:value="0.595497134431999">
            <text:p>0.595497134431999</text:p>
          </table:table-cell>
          <table:table-cell table:style-name="ce1" office:value-type="float" office:value="0.999605650676384">
            <text:p>0.9996056506763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394349323616034">
            <text:p>0.000394349323616034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546467384842215">
            <text:p>0.546467384842215</text:p>
          </table:table-cell>
          <table:table-cell table:style-name="ce1" office:value-type="float" office:value="0.000775843618463295">
            <text:p>0.000775843618463295</text:p>
          </table:table-cell>
          <table:table-cell table:style-name="ce1" office:value-type="float" office:value="0.697318007662835">
            <text:p>0.6973180076628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02681992337165">
            <text:p>0.302681992337165</text:p>
          </table:table-cell>
          <table:table-cell table:number-columns-repeated="2"/>
          <table:table-cell table:style-name="ce1" office:value-type="float" office:value="0.545691541223752">
            <text:p>0.54569154122375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lit/Nextcloud/Uni/Bac/measurements/ms_2020-11-04_10h_ts60s_btc40m/Evaluation.ods'#Stats" table:print="false" table:style-name="ta_extref">
        <table:table-source xlink:type="simple" xlink:href="../ms_2020-11-04_10h_ts60s_btc40m/Evaluation.ods" table:table-name="Stats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663327">
            <text:p>663327</text:p>
          </table:table-cell>
        </table:table-row>
        <table:table-row>
          <table:table-cell table:number-columns-repeated="2"/>
          <table:table-cell table:style-name="ce1" office:value-type="float" office:value="0.987125505218391">
            <text:p>0.987125505218391</text:p>
          </table:table-cell>
          <table:table-cell table:style-name="ce1" office:value-type="float" office:value="0.0374249804395117">
            <text:p>0.0374249804395117</text:p>
          </table:table-cell>
          <table:table-cell table:style-name="ce1" office:value-type="float" office:value="0.0073313192346425">
            <text:p>0.0073313192346425</text:p>
          </table:table-cell>
          <table:table-cell table:style-name="ce1" office:value-type="float" office:value="0.554642497482377">
            <text:p>0.554642497482377</text:p>
          </table:table-cell>
          <table:table-cell table:style-name="ce1" office:value-type="float" office:value="0.438026183282981">
            <text:p>0.438026183282981</text:p>
          </table:table-cell>
          <table:table-cell table:number-columns-repeated="2"/>
          <table:table-cell table:style-name="ce1" office:value-type="float" office:value="0.94970052477888">
            <text:p>0.94970052477888</text:p>
          </table:table-cell>
          <table:table-cell table:style-name="ce1" office:value-type="float" office:value="0.738996955371911">
            <text:p>0.738996955371911</text:p>
          </table:table-cell>
          <table:table-cell table:style-name="ce1" office:value-type="float" office:value="4.9209317387398E-005">
            <text:p>4.9209317387398E-005</text:p>
          </table:table-cell>
          <table:table-cell table:style-name="ce1" office:value-type="float" office:value="0.260953835310701">
            <text:p>0.260953835310701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731966285105235">
            <text:p>0.731966285105235</text:p>
          </table:table-cell>
          <table:table-cell table:style-name="ce1" office:value-type="float" office:value="0.000321108593499134">
            <text:p>0.000321108593499134</text:p>
          </table:table-cell>
          <table:table-cell table:number-columns-repeated="5"/>
          <table:table-cell table:style-name="ce1" office:value-type="float" office:value="0.731645176511736">
            <text:p>0.731645176511736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563456636018133">
            <text:p>0.563456636018133</text:p>
          </table:table-cell>
          <table:table-cell table:number-columns-repeated="6"/>
          <table:table-cell table:style-name="ce1" office:value-type="float" office:value="0.563456636018133">
            <text:p>0.563456636018133</text:p>
          </table:table-cell>
          <table:table-cell table:style-name="ce1" office:value-type="float" office:value="0.999772578901743">
            <text:p>0.9997725789017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227421098256617">
            <text:p>0.000227421098256617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448172620743615">
            <text:p>0.448172620743615</text:p>
          </table:table-cell>
          <table:table-cell table:style-name="ce1" office:value-type="float" office:value="0.000449250520482356">
            <text:p>0.000449250520482356</text:p>
          </table:table-cell>
          <table:table-cell table:style-name="ce1" office:value-type="float" office:value="0.714765100671141">
            <text:p>0.7147651006711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85234899328859">
            <text:p>0.285234899328859</text:p>
          </table:table-cell>
          <table:table-cell table:number-columns-repeated="2"/>
          <table:table-cell table:style-name="ce1" office:value-type="float" office:value="0.447723370223133">
            <text:p>0.44772337022313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lit/Nextcloud/Uni/Bac/measurements/ms_2020-11-05_5h_ts60s_btc40m/Evaluation.ods'#Stats" table:print="false" table:style-name="ta_extref">
        <table:table-source xlink:type="simple" xlink:href="../ms_2020-11-05_5h_ts60s_btc40m/Evaluation.ods" table:table-name="Stats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668031">
            <text:p>668031</text:p>
          </table:table-cell>
        </table:table-row>
        <table:table-row>
          <table:table-cell table:number-columns-repeated="2"/>
          <table:table-cell table:style-name="ce1" office:value-type="float" office:value="0.988795430152194">
            <text:p>0.988795430152194</text:p>
          </table:table-cell>
          <table:table-cell table:style-name="ce1" office:value-type="float" office:value="0.0408528945513008">
            <text:p>0.0408528945513008</text:p>
          </table:table-cell>
          <table:table-cell table:style-name="ce1" office:value-type="float" office:value="0.0107361401194533">
            <text:p>0.0107361401194533</text:p>
          </table:table-cell>
          <table:table-cell table:style-name="ce1" office:value-type="float" office:value="0.596387087318163">
            <text:p>0.596387087318163</text:p>
          </table:table-cell>
          <table:table-cell table:style-name="ce1" office:value-type="float" office:value="0.392876772562383">
            <text:p>0.392876772562383</text:p>
          </table:table-cell>
          <table:table-cell table:number-columns-repeated="2"/>
          <table:table-cell table:style-name="ce1" office:value-type="float" office:value="0.947942535600893">
            <text:p>0.947942535600893</text:p>
          </table:table-cell>
          <table:table-cell table:style-name="ce1" office:value-type="float" office:value="0.784401228573008">
            <text:p>0.784401228573008</text:p>
          </table:table-cell>
          <table:table-cell table:style-name="ce1" office:value-type="float" office:value="0.000104223417106853">
            <text:p>0.000104223417106853</text:p>
          </table:table-cell>
          <table:table-cell table:style-name="ce1" office:value-type="float" office:value="0.215494548009885">
            <text:p>0.215494548009885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776800777209441">
            <text:p>0.776800777209441</text:p>
          </table:table-cell>
          <table:table-cell table:style-name="ce1" office:value-type="float" office:value="0.000537400210469275">
            <text:p>0.000537400210469275</text:p>
          </table:table-cell>
          <table:table-cell table:number-columns-repeated="5"/>
          <table:table-cell table:style-name="ce1" office:value-type="float" office:value="0.776263376998972">
            <text:p>0.776263376998972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574078149067933">
            <text:p>0.574078149067933</text:p>
          </table:table-cell>
          <table:table-cell table:number-columns-repeated="6"/>
          <table:table-cell table:style-name="ce1" office:value-type="float" office:value="0.574078149067933">
            <text:p>0.574078149067933</text:p>
          </table:table-cell>
          <table:table-cell table:style-name="ce1" office:value-type="float" office:value="0.99959843755704">
            <text:p>0.999598437557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40156244295988">
            <text:p>0.00040156244295988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536753533892888">
            <text:p>0.536753533892888</text:p>
          </table:table-cell>
          <table:table-cell table:style-name="ce1" office:value-type="float" office:value="0.00076792843445888">
            <text:p>0.00076792843445888</text:p>
          </table:table-cell>
          <table:table-cell table:style-name="ce1" office:value-type="float" office:value="0.699805068226121">
            <text:p>0.6998050682261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00194931773879">
            <text:p>0.300194931773879</text:p>
          </table:table-cell>
          <table:table-cell table:number-columns-repeated="2"/>
          <table:table-cell table:style-name="ce1" office:value-type="float" office:value="0.535985605458429">
            <text:p>0.5359856054584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lit/Nextcloud/Uni/Bac/measurements/ms_2020-10-18b_10h_ts120s_btc40m_reeval/Evaluation.ods'#Stats" table:print="false" table:style-name="ta_extref">
        <table:table-source xlink:type="simple" xlink:href="../ms_2020-10-18b_10h_ts120s_btc40m_reeval/Evaluation.ods" table:table-name="Stats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182258">
            <text:p>182258</text:p>
          </table:table-cell>
        </table:table-row>
        <table:table-row>
          <table:table-cell table:number-columns-repeated="2"/>
          <table:table-cell table:style-name="ce1" office:value-type="float" office:value="0.988461411844748">
            <text:p>0.988461411844748</text:p>
          </table:table-cell>
          <table:table-cell table:style-name="ce1" office:value-type="float" office:value="0.0769019741245926">
            <text:p>0.0769019741245926</text:p>
          </table:table-cell>
          <table:table-cell table:style-name="ce1" office:value-type="float" office:value="0.00684931506849315">
            <text:p>0.00684931506849315</text:p>
          </table:table-cell>
          <table:table-cell table:style-name="ce1" office:value-type="float" office:value="0.534317922374429">
            <text:p>0.534317922374429</text:p>
          </table:table-cell>
          <table:table-cell table:style-name="ce1" office:value-type="float" office:value="0.458832762557078">
            <text:p>0.458832762557078</text:p>
          </table:table-cell>
          <table:table-cell table:number-columns-repeated="2"/>
          <table:table-cell table:style-name="ce1" office:value-type="float" office:value="0.911559437720155">
            <text:p>0.911559437720155</text:p>
          </table:table-cell>
          <table:table-cell table:style-name="ce1" office:value-type="float" office:value="0.654927500466477">
            <text:p>0.654927500466477</text:p>
          </table:table-cell>
          <table:table-cell table:style-name="ce1" office:value-type="float" office:value="8.4266788652875E-005">
            <text:p>8.4266788652875E-005</text:p>
          </table:table-cell>
          <table:table-cell table:style-name="ce1" office:value-type="float" office:value="0.34498823274487">
            <text:p>0.34498823274487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00109185879357833">
            <text:p>0.00109185879357833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64373580309232">
            <text:p>0.64373580309232</text:p>
          </table:table-cell>
          <table:table-cell table:style-name="ce1" office:value-type="float" office:value="0.00060354003665134">
            <text:p>0.00060354003665134</text:p>
          </table:table-cell>
          <table:table-cell table:number-columns-repeated="5"/>
          <table:table-cell table:style-name="ce1" office:value-type="float" office:value="0.643132263055668">
            <text:p>0.64313226305566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402358195525025">
            <text:p>0.402358195525025</text:p>
          </table:table-cell>
          <table:table-cell table:number-columns-repeated="6"/>
          <table:table-cell table:style-name="ce1" office:value-type="float" office:value="0.402358195525025">
            <text:p>0.402358195525025</text:p>
          </table:table-cell>
          <table:table-cell table:style-name="ce1" office:value-type="float" office:value="0.999618180082637">
            <text:p>0.9996181800826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381819917363261">
            <text:p>0.000381819917363261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434016613811191">
            <text:p>0.434016613811191</text:p>
          </table:table-cell>
          <table:table-cell table:style-name="ce1" office:value-type="float" office:value="0.000757168409617136">
            <text:p>0.000757168409617136</text:p>
          </table:table-cell>
          <table:table-cell table:style-name="ce1" office:value-type="float" office:value="0.797101449275362">
            <text:p>0.7971014492753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02898550724638">
            <text:p>0.202898550724638</text:p>
          </table:table-cell>
          <table:table-cell table:number-columns-repeated="2"/>
          <table:table-cell table:style-name="ce1" office:value-type="float" office:value="0.433259445401574">
            <text:p>0.4332594454015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lit/Nextcloud/Uni/Bac/measurements/ms_2020-10-26_10h_ts120s_btc40m_reeval/Evaluation.ods'#Stats" table:print="false" table:style-name="ta_extref">
        <table:table-source xlink:type="simple" xlink:href="../ms_2020-10-26_10h_ts120s_btc40m_reeval/Evaluation.ods" table:table-name="Stats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586822">
            <text:p>586822</text:p>
          </table:table-cell>
        </table:table-row>
        <table:table-row>
          <table:table-cell table:number-columns-repeated="2"/>
          <table:table-cell table:style-name="ce1" office:value-type="float" office:value="0.986999464914403">
            <text:p>0.986999464914403</text:p>
          </table:table-cell>
          <table:table-cell table:style-name="ce1" office:value-type="float" office:value="0.0495209791043962">
            <text:p>0.0495209791043962</text:p>
          </table:table-cell>
          <table:table-cell table:style-name="ce1" office:value-type="float" office:value="0.0088093599449415">
            <text:p>0.0088093599449415</text:p>
          </table:table-cell>
          <table:table-cell table:style-name="ce1" office:value-type="float" office:value="0.590399174122505">
            <text:p>0.590399174122505</text:p>
          </table:table-cell>
          <table:table-cell table:style-name="ce1" office:value-type="float" office:value="0.400791465932553">
            <text:p>0.400791465932553</text:p>
          </table:table-cell>
          <table:table-cell table:number-columns-repeated="2"/>
          <table:table-cell table:style-name="ce1" office:value-type="float" office:value="0.937478485810007">
            <text:p>0.937478485810007</text:p>
          </table:table-cell>
          <table:table-cell table:style-name="ce1" office:value-type="float" office:value="0.747979125047943">
            <text:p>0.747979125047943</text:p>
          </table:table-cell>
          <table:table-cell table:style-name="ce1" office:value-type="float" office:value="7.08919479471328E-005">
            <text:p>7.08919479471328E-005</text:p>
          </table:table-cell>
          <table:table-cell table:style-name="ce1" office:value-type="float" office:value="0.25194998300411">
            <text:p>0.25194998300411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740480077434043">
            <text:p>0.740480077434043</text:p>
          </table:table-cell>
          <table:table-cell table:style-name="ce1" office:value-type="float" office:value="0.000506115994287876">
            <text:p>0.000506115994287876</text:p>
          </table:table-cell>
          <table:table-cell table:number-columns-repeated="5"/>
          <table:table-cell table:style-name="ce1" office:value-type="float" office:value="0.739973961439755">
            <text:p>0.739973961439755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550741110592309">
            <text:p>0.550741110592309</text:p>
          </table:table-cell>
          <table:table-cell table:number-columns-repeated="6"/>
          <table:table-cell table:style-name="ce1" office:value-type="float" office:value="0.550741110592309">
            <text:p>0.550741110592309</text:p>
          </table:table-cell>
          <table:table-cell table:style-name="ce1" office:value-type="float" office:value="0.999563720075374">
            <text:p>0.9995637200753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436279924625681">
            <text:p>0.000436279924625681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482200735487081">
            <text:p>0.482200735487081</text:p>
          </table:table-cell>
          <table:table-cell table:style-name="ce1" office:value-type="float" office:value="0.000746393284505353">
            <text:p>0.000746393284505353</text:p>
          </table:table-cell>
          <table:table-cell table:style-name="ce1" office:value-type="float" office:value="0.678082191780822">
            <text:p>0.6780821917808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21917808219178">
            <text:p>0.321917808219178</text:p>
          </table:table-cell>
          <table:table-cell table:number-columns-repeated="2"/>
          <table:table-cell table:style-name="ce1" office:value-type="float" office:value="0.481454342202576">
            <text:p>0.48145434220257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home/lit/Nextcloud/Uni/Bac/measurements/ms_2020-10-22_5h_ts60s_btc40m_reeval/Evaluation.ods'#Stats" table:print="false" table:style-name="ta_extref">
        <table:table-source xlink:type="simple" xlink:href="../ms_2020-10-22_5h_ts60s_btc40m_reeval/Evaluation.ods" table:table-name="Stats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/>
          <table:table-cell table:style-name="ce1" office:value-type="float" office:value="573920">
            <text:p>573920</text:p>
          </table:table-cell>
        </table:table-row>
        <table:table-row>
          <table:table-cell table:number-columns-repeated="2"/>
          <table:table-cell table:style-name="ce1" office:value-type="float" office:value="0.987735224421522">
            <text:p>0.987735224421522</text:p>
          </table:table-cell>
          <table:table-cell table:style-name="ce1" office:value-type="float" office:value="0.0163245748536381">
            <text:p>0.0163245748536381</text:p>
          </table:table-cell>
          <table:table-cell table:style-name="ce1" office:value-type="float" office:value="0.0182516810758886">
            <text:p>0.0182516810758886</text:p>
          </table:table-cell>
          <table:table-cell table:style-name="ce1" office:value-type="float" office:value="0.627921869996798">
            <text:p>0.627921869996798</text:p>
          </table:table-cell>
          <table:table-cell table:style-name="ce1" office:value-type="float" office:value="0.353826448927313">
            <text:p>0.353826448927313</text:p>
          </table:table-cell>
          <table:table-cell table:number-columns-repeated="2"/>
          <table:table-cell table:style-name="ce1" office:value-type="float" office:value="0.971410649567884">
            <text:p>0.971410649567884</text:p>
          </table:table-cell>
          <table:table-cell table:style-name="ce1" office:value-type="float" office:value="0.749795520096428">
            <text:p>0.749795520096428</text:p>
          </table:table-cell>
          <table:table-cell table:style-name="ce1" office:value-type="float" office:value="0.000195511486748267">
            <text:p>0.000195511486748267</text:p>
          </table:table-cell>
          <table:table-cell table:style-name="ce1" office:value-type="float" office:value="0.250008968416823">
            <text:p>0.250008968416823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747734875940898">
            <text:p>0.747734875940898</text:p>
          </table:table-cell>
          <table:table-cell table:style-name="ce1" office:value-type="float" office:value="0.000489615277390577">
            <text:p>0.000489615277390577</text:p>
          </table:table-cell>
          <table:table-cell table:number-columns-repeated="5"/>
          <table:table-cell table:style-name="ce1" office:value-type="float" office:value="0.747245260663507">
            <text:p>0.747245260663507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2"/>
          <table:table-cell table:style-name="ce1" office:value-type="float" office:value="0.570077711179258">
            <text:p>0.570077711179258</text:p>
          </table:table-cell>
          <table:table-cell table:number-columns-repeated="6"/>
          <table:table-cell table:style-name="ce1" office:value-type="float" office:value="0.570077711179258">
            <text:p>0.570077711179258</text:p>
          </table:table-cell>
          <table:table-cell table:style-name="ce1" office:value-type="float" office:value="0.999590438261624">
            <text:p>0.9995904382616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0409561738375629">
            <text:p>0.000409561738375629</text:p>
          </table:table-cell>
        </table:table-row>
        <table:table-row>
          <table:table-cell table:number-columns-repeated="13"/>
        </table:table-row>
        <table:table-row>
          <table:table-cell table:number-columns-repeated="2"/>
          <table:table-cell table:style-name="ce1" office:value-type="float" office:value="0.456854613883468">
            <text:p>0.456854613883468</text:p>
          </table:table-cell>
          <table:table-cell table:style-name="ce1" office:value-type="float" office:value="0.000723097295790354">
            <text:p>0.000723097295790354</text:p>
          </table:table-cell>
          <table:table-cell table:style-name="ce1" office:value-type="float" office:value="0.67710843373494">
            <text:p>0.677108433734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2289156626506">
            <text:p>0.32289156626506</text:p>
          </table:table-cell>
          <table:table-cell table:number-columns-repeated="2"/>
          <table:table-cell table:style-name="ce1" office:value-type="float" office:value="0.456131516587678">
            <text:p>0.45613151658767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0:22:35.171157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20:36:27.142329265</meta:creation-date>
    <dc:date>2021-01-04T01:39:44.467719639</dc:date>
    <meta:editing-duration>PT9H29M42S</meta:editing-duration>
    <meta:editing-cycles>83</meta:editing-cycles>
    <meta:generator>LibreOffice/7.0.4.2$Linux_X86_64 LibreOffice_project/00$Build-2</meta:generator>
    <meta:document-statistic meta:table-count="2" meta:cell-count="4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oto Serif'" style:font-style-name="Regular" style:font-family-generic="roman" fo:font-size="18pt" style:font-size-asian="13pt" style:font-size-complex="13pt"/>
    </style:style>
    <style:style style:name="ch3" style:family="chart">
      <style:chart-properties style:rotation-angle="0"/>
      <style:text-properties fo:font-family="'Noto Serif'" style:font-style-name="Regular" style:font-family-generic="roman" fo:font-size="13pt" style:font-size-asian="11pt" style:font-size-complex="11pt"/>
    </style:style>
    <style:style style:name="ch4" style:family="chart">
      <style:graphic-properties draw:stroke="none" draw:fill="none" draw:fill-color="#d9d9d9"/>
      <style:text-properties fo:font-family="'Noto Serif'" style:font-style-name="Regular" style:font-family-generic="roman" fo:font-size="13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data-label-number="value" chart:data-label-text="true" chart:data-label-symbol="false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visibl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Noto Serif'" style:font-style-name="Regular" style:font-family-generic="roman" fo:font-size="14pt" style:font-size-asian="9pt" style:font-size-complex="9pt"/>
    </style:style>
    <style:style style:name="ch8" style:family="chart" style:data-style-name="N10">
      <style:chart-properties chart:display-label="true" chart:logarithmic="false" chart:minimum="0.3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'Noto Serif'" style:font-style-name="Regular" style:font-family-generic="roman"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 chart:label-position="left"/>
      <style:graphic-properties draw:stroke="none" svg:stroke-width="0.08cm" svg:stroke-color="#004586" draw:fill-color="#004586" dr3d:edge-rounding="5%"/>
      <style:text-properties fo:font-family="'Noto Serif'" style:font-style-name="Regular" style:font-family-generic="roman" fo:font-size="12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svg:stroke-color="#2a6099" draw:fill-color="#2a6099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chart-properties chart:solid-type="cuboid" chart:symbol-type="named-symbol" chart:symbol-name="square" chart:symbol-width="0.25cm" chart:symbol-height="0.25cm" chart:label-position="righ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true" chart:data-label-symbol="false" chart:label-position="right"/>
      <style:graphic-properties draw:stroke="none" svg:stroke-width="0.08cm" svg:stroke-color="#ff420e" draw:fill-color="#ff420e"/>
      <style:text-properties fo:font-family="'Noto Serif'" style:font-style-name="Regular" style:font-family-generic="roman" fo:font-size="12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411cm" svg:height="14.789cm" xlink:href=".." xlink:type="simple" chart:class="chart:scatter" chart:style-name="ch1">
        <chart:title svg:x="10.346cm" svg:y="0.022cm" chart:style-name="ch2">
          <text:p>Decision Rate</text:p>
        </chart:title>
        <chart:subtitle svg:x="9.893cm" svg:y="0.907cm" chart:style-name="ch3">
          <text:p>(subset of y axis shown)</text:p>
        </chart:subtitle>
        <chart:legend chart:legend-position="end" svg:x="18.413cm" svg:y="0.154cm" style:legend-expansion="custom" svg:width="7.041cm" svg:height="1.488cm" style:legend-expansion-aspect-ratio="4.73185483870968" chart:style-name="ch4"/>
        <chart:plot-area chart:style-name="ch5" table:cell-range-address="'Bitcoin decided'.C2:'Bitcoin decided'.F9" chart:data-source-has-labels="both" svg:x="1.237cm" svg:y="1.642cm" svg:width="24.301cm" svg:height="12.356cm">
          <chart:coordinate-region svg:x="2.176cm" svg:y="1.841cm" svg:width="23.362cm" svg:height="11.958cm"/>
          <chart:axis chart:dimension="x" chart:name="primary-x" chart:style-name="ch6" chartooo:axis-type="auto">
            <chart:title svg:x="11.492cm" svg:y="13.748cm" chart:style-name="ch7">
              <text:p>measurement  type</text:p>
            </chart:title>
            <chart:categories table:cell-range-address="'Bitcoin decided'.C2:'Bitcoin decided'.C9"/>
          </chart:axis>
          <chart:axis chart:dimension="y" chart:name="primary-y" chart:style-name="ch8">
            <chart:title svg:x="0.147cm" svg:y="9.225cm" chart:style-name="ch9">
              <text:p>% decided</text:p>
            </chart:title>
            <chart:grid chart:style-name="ch10" chart:class="major"/>
          </chart:axis>
          <chart:series chart:style-name="ch11" chart:values-cell-range-address="'Bitcoin decided'.E2:'Bitcoin decided'.E9" loext:label-string="&quot;Bitcoin&quot;" chart:class="chart:scatter">
            <chart:domain table:cell-range-address="'Bitcoin decided'.D2:'Bitcoin decided'.D9"/>
            <chart:data-point chart:style-name="ch12" chart:repeated="2"/>
            <chart:data-point chart:style-name="ch13"/>
            <chart:data-point chart:style-name="ch12" chart:repeated="2"/>
            <chart:data-point chart:style-name="ch13"/>
            <chart:data-point chart:style-name="ch14" chart:repeated="2"/>
          </chart:series>
          <chart:series chart:style-name="ch15" chart:values-cell-range-address="'Bitcoin decided'.F2:'Bitcoin decided'.F9" loext:label-string="&quot;Remaining&quot;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itcoin</text:p>
              </table:table-cell>
              <table:table-cell office:value-type="string">
                <text:p>Remaining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Bitcoin decided'.C2:'Bitcoin decided'.C9</svg:desc>
                </draw:g>
              </table:table-cell>
              <table:table-cell office:value-type="float" office:value="1">
                <text:p>1</text:p>
                <draw:g>
                  <svg:desc>'Bitcoin decided'.D2:'Bitcoin decided'.D9</svg:desc>
                </draw:g>
              </table:table-cell>
              <table:table-cell office:value-type="float" office:value="0.402358195525025">
                <text:p>0.402358195525025</text:p>
                <draw:g>
                  <svg:desc>'Bitcoin decided'.E2:'Bitcoin decided'.E9</svg:desc>
                </draw:g>
              </table:table-cell>
              <table:table-cell office:value-type="float" office:value="0.434016613811191">
                <text:p>0.434016613811191</text:p>
                <draw:g>
                  <svg:desc>'Bitcoin decided'.F2:'Bitcoin decided'.F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0.494943257328537">
                <text:p>0.494943257328537</text:p>
              </table:table-cell>
              <table:table-cell office:value-type="float" office:value="0.509876912586366">
                <text:p>0.50987691258636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570077711179258">
                <text:p>0.570077711179258</text:p>
              </table:table-cell>
              <table:table-cell office:value-type="float" office:value="0.456854613883468">
                <text:p>0.45685461388346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0.550741110592309">
                <text:p>0.550741110592309</text:p>
              </table:table-cell>
              <table:table-cell office:value-type="float" office:value="0.482200735487081">
                <text:p>0.48220073548708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0.588793651697658">
                <text:p>0.588793651697658</text:p>
              </table:table-cell>
              <table:table-cell office:value-type="float" office:value="0.530113620183956">
                <text:p>0.53011362018395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595497134431999">
                <text:p>0.595497134431999</text:p>
              </table:table-cell>
              <table:table-cell office:value-type="float" office:value="0.546467384842215">
                <text:p>0.54646738484221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563456636018133">
                <text:p>0.563456636018133</text:p>
              </table:table-cell>
              <table:table-cell office:value-type="float" office:value="0.448172620743615">
                <text:p>0.44817262074361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574078149067933">
                <text:p>0.574078149067933</text:p>
              </table:table-cell>
              <table:table-cell office:value-type="float" office:value="0.536753533892888">
                <text:p>0.536753533892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true" chart:data-label-symbol="false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visibl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">
      <style:chart-properties chart:display-label="true" chart:logarithmic="false" chart:minimum="0.3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 chart:label-position="left"/>
      <style:graphic-properties draw:stroke="none" svg:stroke-width="0.08cm" svg:stroke-color="#004586" draw:fill-color="#004586" dr3d:edge-rounding="5%"/>
      <style:text-properties fo:font-size="12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svg:stroke-color="#bf0041" draw:fill-color="#bf0041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svg:stroke-color="#800080" draw:fill-color="#800080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svg:stroke-color="#ff8000" draw:fill-color="#ff8000"/>
    </style:style>
    <style:style style:name="ch15" style:family="chart">
      <style:chart-properties chart:solid-type="cuboid" chart:symbol-type="named-symbol" chart:symbol-name="square" chart:symbol-width="0.25cm" chart:symbol-height="0.25cm" chart:label-position="righ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411cm" svg:height="16.314cm" xlink:href=".." xlink:type="simple" chart:class="chart:scatter" chart:style-name="ch1">
        <chart:title svg:x="9.558cm" svg:y="0.168cm" chart:style-name="ch2">
          <text:p>Remaining Metrics Decision Rate</text:p>
        </chart:title>
        <chart:subtitle svg:x="10.356cm" svg:y="1.148cm" chart:style-name="ch3">
          <text:p>(subset of y axis shown)</text:p>
        </chart:subtitle>
        <chart:plot-area chart:style-name="ch4" table:cell-range-address="'Bitcoin decided'.C2:'Bitcoin decided'.D9 'Bitcoin decided'.F2:'Bitcoin decided'.F9" chart:data-source-has-labels="both" svg:x="1.237cm" svg:y="1.83cm" svg:width="24.301cm" svg:height="13.589cm">
          <chart:coordinate-region svg:x="2.176cm" svg:y="2.03cm" svg:width="23.362cm" svg:height="13.191cm"/>
          <chart:axis chart:dimension="x" chart:name="primary-x" chart:style-name="ch5" chartooo:axis-type="auto">
            <chart:title svg:x="11.627cm" svg:y="15.282cm" chart:style-name="ch6">
              <text:p>measurement  type</text:p>
            </chart:title>
            <chart:categories table:cell-range-address="'Bitcoin decided'.C2:'Bitcoin decided'.C9"/>
          </chart:axis>
          <chart:axis chart:dimension="y" chart:name="primary-y" chart:style-name="ch7">
            <chart:title svg:x="0.212cm" svg:y="10.011cm" chart:style-name="ch8">
              <text:p>% decided</text:p>
            </chart:title>
            <chart:grid chart:style-name="ch9" chart:class="major"/>
          </chart:axis>
          <chart:series chart:style-name="ch10" chart:values-cell-range-address="'Bitcoin decided'.F2:'Bitcoin decided'.F9" chart:label-cell-address="'Bitcoin decided'.C2:'Bitcoin decided'.C9" chart:class="chart:scatter">
            <chart:domain table:cell-range-address="'Bitcoin decided'.D2:'Bitcoin decided'.D9"/>
            <chart:data-point chart:style-name="ch11"/>
            <chart:data-point chart:style-name="ch12"/>
            <chart:data-point chart:style-name="ch13"/>
            <chart:data-point chart:style-name="ch14" chart:repeated="2"/>
            <chart:data-point chart:style-name="ch13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 B D C C D D D</text:p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D</text:p>
                  </text:list-item>
                  <text:list-item>
                    <text:p>C</text:p>
                  </text:list-item>
                  <text:list-item>
                    <text:p>C</text:p>
                  </text:list-item>
                  <text:list-item>
                    <text:p>D</text:p>
                  </text:list-item>
                  <text:list-item>
                    <text:p>D</text:p>
                  </text:list-item>
                  <text:list-item>
                    <text:p>D</text:p>
                  </text:list-item>
                </text:list>
                <draw:g>
                  <svg:desc>'Bitcoin decided'.C2:'Bitcoin decided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Bitcoin decided'.C2:'Bitcoin decided'.C9</svg:desc>
                </draw:g>
              </table:table-cell>
              <table:table-cell office:value-type="float" office:value="1">
                <text:p>1</text:p>
                <draw:g>
                  <svg:desc>'Bitcoin decided'.D2:'Bitcoin decided'.D9</svg:desc>
                </draw:g>
              </table:table-cell>
              <table:table-cell office:value-type="float" office:value="0.434016613811191">
                <text:p>0.434016613811191</text:p>
                <draw:g>
                  <svg:desc>'Bitcoin decided'.F2:'Bitcoin decided'.F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0.509876912586366">
                <text:p>0.50987691258636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456854613883468">
                <text:p>0.45685461388346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0.482200735487081">
                <text:p>0.48220073548708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0.530113620183956">
                <text:p>0.53011362018395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546467384842215">
                <text:p>0.54646738484221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448172620743615">
                <text:p>0.44817262074361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0.536753533892888">
                <text:p>0.536753533892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